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9cm" svg:stroke-color="#000000" svg:stroke-opacity="100%" draw:stroke-linejoin="round" svg:stroke-linecap="round" draw:fill="none" fo:padding-top="0.164cm" fo:padding-bottom="0.164cm" fo:padding-left="0.289cm" fo:padding-right="0.289cm"/>
    </style:style>
    <style:style style:name="gr2" style:family="graphic" style:parent-style-name="standard">
      <style:graphic-properties draw:stroke="none" draw:fill="none" draw:textarea-vertical-align="middle" fo:min-height="11.518cm" fo:min-width="2.54cm" fo:padding-top="0.141cm" fo:padding-bottom="0.141cm" fo:padding-left="0.141cm" fo:padding-right="0.141cm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1.718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5" style:family="graphic" style:parent-style-name="standard">
      <style:graphic-properties draw:stroke="none" draw:fill="none" draw:textarea-vertical-align="middle" fo:min-height="0.163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8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418cm" fo:min-width="2.54cm" fo:padding-top="0.141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518cm" fo:min-width="2.54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054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solid" svg:stroke-width="0.053cm" svg:stroke-color="#000000" svg:stroke-opacity="100%" draw:stroke-linejoin="round" svg:stroke-linecap="round" draw:fill="none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="none" draw:textarea-vertical-align="middle" fo:min-height="0.118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dash" draw:stroke-dash="Dash_5f_0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15" style:family="graphic" style:parent-style-name="standard">
      <style:graphic-properties draw:stroke="dash" draw:stroke-dash="Dash_5f_1" svg:stroke-width="0.009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16" style:family="graphic" style:parent-style-name="standard">
      <style:graphic-properties draw:stroke="dash" draw:stroke-dash="Dash_5f_0" svg:stroke-width="0.009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17" style:family="graphic" style:parent-style-name="standard">
      <style:graphic-properties draw:stroke="none" draw:fill="none" draw:textarea-vertical-align="middle" fo:min-height="0cm" fo:min-width="2.54cm" fo:padding-top="0.141cm" fo:padding-bottom="0.141cm" fo:padding-left="0.141cm" fo:padding-right="0.14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123cm" fo:min-width="2.54cm" fo:padding-top="0.141cm" fo:padding-bottom="0.141cm" fo:padding-left="0.141cm" fo:padding-right="0.141cm"/>
      <style:paragraph-properties style:writing-mode="lr-tb"/>
    </style:style>
    <style:style style:name="gr19" style:family="graphic" style:parent-style-name="standard">
      <style:graphic-properties draw:stroke="dash" draw:stroke-dash="Dash_5f_0" svg:stroke-width="0.053cm" svg:stroke-color="#000000" svg:stroke-opacity="100%" draw:stroke-linejoin="round" svg:stroke-linecap="round" draw:fill="none" fo:padding-top="0.151cm" fo:padding-bottom="0.151cm" fo:padding-left="0.276cm" fo:padding-right="0.276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ffffff"/>
    </style:style>
    <style:style style:name="T1" style:family="text">
      <style:text-properties fo:color="#000000" loext:opacity="100%" style:font-name="Calibri" fo:font-size="16pt" style:font-name-asian="Calibri" style:font-size-asian="16pt" style:font-name-complex="Calibri" style:font-size-complex="16pt"/>
    </style:style>
    <style:style style:name="T2" style:family="text">
      <style:text-properties fo:color="#000000" loext:opacity="100%" style:font-name="Calibri" fo:font-size="12pt" style:font-name-asian="Calibri" style:font-size-asian="12pt" style:font-name-complex="Calibri" style:font-size-complex="12pt"/>
    </style:style>
    <style:style style:name="T3" style:family="text">
      <style:text-properties fo:color="#000000" loext:opacity="100%" style:font-name="Calibri" fo:font-size="8pt" style:font-name-asian="Calibri" style:font-size-asian="8pt" style:font-name-complex="Calibri" style:font-size-complex="8pt"/>
    </style:style>
    <style:style style:name="T4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T5" style:family="text">
      <style:text-properties fo:color="#000000" loext:opacity="100%" style:font-name="Calibri" fo:font-size="12pt" fo:font-style="italic" style:font-name-asian="Calibri" style:font-size-asian="12pt" style:font-style-asian="italic" style:font-name-complex="Calibri" style:font-size-complex="12pt" style:font-style-complex="italic"/>
    </style:style>
    <style:style style:name="T6" style:family="text">
      <style:text-properties fo:color="#000000" loext:opacity="100%" style:font-name="Calibri" fo:font-size="6pt" style:font-name-asian="Calibri" style:font-size-asian="6pt" style:font-name-complex="Calibri" style:font-size-complex="6pt"/>
    </style:style>
    <style:style style:name="T7" style:family="text">
      <style:text-properties fo:color="#000000" loext:opacity="100%"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T8" style:family="text">
      <style:text-properties fo:color="#000000" loext:opacity="100%" style:font-name="Calibri" fo:font-size="9pt" style:font-name-asian="Calibri" style:font-size-asian="9pt" style:font-name-complex="Calibri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�" draw:style-name="dp1" draw:master-page-name="PM0">
        <draw:g>
          <draw:polygon draw:style-name="gr1" draw:text-style-name="P1" draw:layer="layout" svg:width="3cm" svg:height="11.8cm" svg:x="1.763cm" svg:y="4.645cm" svg:viewBox="0 0 3001 11801" draw:points="0,11801 3001,11801 3001,0 0,0">
            <text:p/>
          </draw:polygon>
          <draw:frame draw:style-name="gr2" draw:text-style-name="P1" draw:layer="layout" svg:width="3cm" svg:height="11.8cm" svg:x="1.763cm" svg:y="4.645cm">
            <draw:text-box>
              <text:p text:style-name="P2"><text:span text:style-name="T1">Arduino Pro</text:span></text:p>
              <text:p text:style-name="P2"><text:span text:style-name="T1">Micro</text:span></text:p>
            </draw:text-box>
          </draw:frame>
        </draw:g>
        <draw:g>
          <draw:polygon draw:style-name="gr1" draw:text-style-name="P1" draw:layer="layout" svg:width="7cm" svg:height="2cm" svg:x="11.5cm" svg:y="11.45cm" svg:viewBox="0 0 7001 2001" draw:points="0,2001 7001,2001 7001,0 0,0">
            <text:p/>
          </draw:polygon>
          <draw:frame draw:style-name="gr3" draw:text-style-name="P1" draw:layer="layout" svg:width="7cm" svg:height="2cm" svg:x="11.5cm" svg:y="11.45cm">
            <draw:text-box>
              <text:p text:style-name="P2"><text:span text:style-name="T2">SN74HC14N / 74HC14N</text:span></text:p>
              <text:p text:style-name="P2"><text:span text:style-name="T3">Инвертирующий триггер Шмитта (6-канальный)</text:span></text:p>
            </draw:text-box>
          </draw:frame>
        </draw:g>
        <draw:path draw:style-name="gr1" draw:text-style-name="P1" draw:layer="layout" svg:width="0.2cm" svg:height="0.6cm" svg:x="11.5cm" svg:y="12.15cm" svg:viewBox="0 0 201 601" svg:d="M0 0c35 0 70 14 100 40 31 27 56 65 74 110 18 46 27 98 27 150v1c0 53-9 104-27 150s-43 83-73 110c-31 26-66 40-101 40">
          <text:p/>
        </draw:path>
        <draw:polyline draw:style-name="gr4" draw:text-style-name="P1" draw:layer="layout" svg:width="19.505cm" svg:height="4.952cm" svg:x="4.763cm" svg:y="1.993cm" svg:viewBox="0 0 19506 4953" draw:points="19506,417 19506,0 1486,0 1486,4953 0,4953">
          <text:p/>
        </draw:polyline>
        <draw:frame draw:style-name="gr5" draw:text-style-name="P1" draw:layer="layout" svg:width="0.874cm" svg:height="0.704cm" svg:x="4.826cm" svg:y="6.37cm">
          <draw:text-box>
            <text:p text:style-name="P2"><text:span text:style-name="T4">Vcc</text:span></text:p>
          </draw:text-box>
        </draw:frame>
        <draw:frame draw:style-name="gr5" draw:text-style-name="P1" draw:layer="layout" svg:width="1cm" svg:height="0.704cm" svg:x="4.75cm" svg:y="14.37cm">
          <draw:text-box>
            <text:p text:style-name="P2"><text:span text:style-name="T4">GND</text:span></text:p>
          </draw:text-box>
        </draw:frame>
        <draw:g>
          <draw:polygon draw:style-name="gr6" draw:text-style-name="P3" draw:layer="layout" svg:width="0.1cm" svg:height="1.454cm" svg:x="28.83cm" svg:y="9.86cm" svg:viewBox="0 0 101 1455" draw:points="0,1455 101,1455 101,0 0,0">
            <text:p/>
          </draw:polygon>
          <draw:polygon draw:style-name="gr7" draw:text-style-name="P1" draw:layer="layout" svg:width="0.1cm" svg:height="1.454cm" svg:x="28.83cm" svg:y="9.86cm" svg:viewBox="0 0 101 1455" draw:points="0,1455 101,1455 101,0 0,0">
            <text:p/>
          </draw:polygon>
        </draw:g>
        <draw:g>
          <draw:polygon draw:style-name="gr6" draw:text-style-name="P3" draw:layer="layout" svg:width="0.1cm" svg:height="1.454cm" svg:x="29.03cm" svg:y="9.86cm" svg:viewBox="0 0 101 1455" draw:points="0,1455 101,1455 101,0 0,0">
            <text:p/>
          </draw:polygon>
          <draw:polygon draw:style-name="gr7" draw:text-style-name="P1" draw:layer="layout" svg:width="0.1cm" svg:height="1.454cm" svg:x="29.03cm" svg:y="9.86cm" svg:viewBox="0 0 101 1455" draw:points="0,1455 101,1455 101,0 0,0">
            <text:p/>
          </draw:polygon>
        </draw:g>
        <draw:frame draw:style-name="gr8" draw:text-style-name="P1" draw:layer="layout" svg:width="0.98cm" svg:height="0.963cm" svg:x="28.45cm" svg:y="8.978cm">
          <draw:text-box>
            <text:p text:style-name="P2"><text:span text:style-name="T3">RCA</text:span></text:p>
            <text:p text:style-name="P2"><text:span text:style-name="T3">2pin</text:span></text:p>
          </draw:text-box>
        </draw:frame>
        <draw:g>
          <draw:polygon draw:style-name="gr6" draw:text-style-name="P3" draw:layer="layout" svg:width="0.1cm" svg:height="1.526cm" svg:x="28.88cm" svg:y="12.584cm" svg:viewBox="0 0 101 1527" draw:points="0,1527 101,1527 101,0 0,0">
            <text:p/>
          </draw:polygon>
          <draw:polygon draw:style-name="gr7" draw:text-style-name="P1" draw:layer="layout" svg:width="0.1cm" svg:height="1.526cm" svg:x="28.88cm" svg:y="12.584cm" svg:viewBox="0 0 101 1527" draw:points="0,1527 101,1527 101,0 0,0">
            <text:p/>
          </draw:polygon>
        </draw:g>
        <draw:g>
          <draw:polygon draw:style-name="gr6" draw:text-style-name="P3" draw:layer="layout" svg:width="0.1cm" svg:height="1.526cm" svg:x="29.08cm" svg:y="12.584cm" svg:viewBox="0 0 101 1527" draw:points="0,1527 101,1527 101,0 0,0">
            <text:p/>
          </draw:polygon>
          <draw:polygon draw:style-name="gr7" draw:text-style-name="P1" draw:layer="layout" svg:width="0.1cm" svg:height="1.526cm" svg:x="29.08cm" svg:y="12.584cm" svg:viewBox="0 0 101 1527" draw:points="0,1527 101,1527 101,0 0,0">
            <text:p/>
          </draw:polygon>
        </draw:g>
        <draw:frame draw:style-name="gr8" draw:text-style-name="P1" draw:layer="layout" svg:width="0.98cm" svg:height="0.963cm" svg:x="28.5cm" svg:y="11.702cm">
          <draw:text-box>
            <text:p text:style-name="P2"><text:span text:style-name="T3">RCA</text:span></text:p>
            <text:p text:style-name="P2"><text:span text:style-name="T3">2pin</text:span></text:p>
          </draw:text-box>
        </draw:frame>
        <draw:g>
          <draw:polygon draw:style-name="gr6" draw:text-style-name="P3" draw:layer="layout" svg:width="0.1cm" svg:height="1.574cm" svg:x="28.935cm" svg:y="15.213cm" svg:viewBox="0 0 101 1575" draw:points="0,1575 101,1575 101,0 0,0">
            <text:p/>
          </draw:polygon>
          <draw:polygon draw:style-name="gr7" draw:text-style-name="P1" draw:layer="layout" svg:width="0.1cm" svg:height="1.574cm" svg:x="28.935cm" svg:y="15.213cm" svg:viewBox="0 0 101 1575" draw:points="0,1575 101,1575 101,0 0,0">
            <text:p/>
          </draw:polygon>
        </draw:g>
        <draw:g>
          <draw:polygon draw:style-name="gr6" draw:text-style-name="P3" draw:layer="layout" svg:width="0.1cm" svg:height="1.574cm" svg:x="29.135cm" svg:y="15.213cm" svg:viewBox="0 0 101 1575" draw:points="0,1575 101,1575 101,0 0,0">
            <text:p/>
          </draw:polygon>
          <draw:polygon draw:style-name="gr7" draw:text-style-name="P1" draw:layer="layout" svg:width="0.1cm" svg:height="1.574cm" svg:x="29.135cm" svg:y="15.213cm" svg:viewBox="0 0 101 1575" draw:points="0,1575 101,1575 101,0 0,0">
            <text:p/>
          </draw:polygon>
        </draw:g>
        <draw:frame draw:style-name="gr8" draw:text-style-name="P1" draw:layer="layout" svg:width="0.98cm" svg:height="0.963cm" svg:x="28.555cm" svg:y="14.331cm">
          <draw:text-box>
            <text:p text:style-name="P2"><text:span text:style-name="T3">RCA</text:span></text:p>
            <text:p text:style-name="P2"><text:span text:style-name="T3">2pin</text:span></text:p>
          </draw:text-box>
        </draw:frame>
        <draw:g>
          <draw:polygon draw:style-name="gr6" draw:text-style-name="P3" draw:layer="layout" svg:width="0.1cm" svg:height="1.647cm" svg:x="28.93cm" svg:y="17.963cm" svg:viewBox="0 0 101 1648" draw:points="0,1648 101,1648 101,0 0,0">
            <text:p/>
          </draw:polygon>
          <draw:polygon draw:style-name="gr7" draw:text-style-name="P1" draw:layer="layout" svg:width="0.1cm" svg:height="1.647cm" svg:x="28.93cm" svg:y="17.963cm" svg:viewBox="0 0 101 1648" draw:points="0,1648 101,1648 101,0 0,0">
            <text:p/>
          </draw:polygon>
        </draw:g>
        <draw:g>
          <draw:polygon draw:style-name="gr6" draw:text-style-name="P3" draw:layer="layout" svg:width="0.1cm" svg:height="1.647cm" svg:x="29.13cm" svg:y="17.963cm" svg:viewBox="0 0 101 1648" draw:points="0,1648 101,1648 101,0 0,0">
            <text:p/>
          </draw:polygon>
          <draw:polygon draw:style-name="gr7" draw:text-style-name="P1" draw:layer="layout" svg:width="0.1cm" svg:height="1.647cm" svg:x="29.13cm" svg:y="17.963cm" svg:viewBox="0 0 101 1648" draw:points="0,1648 101,1648 101,0 0,0">
            <text:p/>
          </draw:polygon>
        </draw:g>
        <draw:frame draw:style-name="gr8" draw:text-style-name="P1" draw:layer="layout" svg:width="0.98cm" svg:height="0.963cm" svg:x="28.55cm" svg:y="17.081cm">
          <draw:text-box>
            <text:p text:style-name="P2"><text:span text:style-name="T3">RCA</text:span></text:p>
            <text:p text:style-name="P2"><text:span text:style-name="T3">2pin</text:span></text:p>
          </draw:text-box>
        </draw:frame>
        <draw:g>
          <draw:path draw:style-name="gr7" draw:text-style-name="P1" draw:layer="layout" svg:width="0.7cm" svg:height="0.7cm" svg:x="23.9cm" svg:y="2.41cm" svg:viewBox="0 0 701 701" svg:d="M701 350c0 62-16 122-47 176-31 53-75 97-128 128-54 31-114 47-175 47-62 0-122-16-176-47-53-31-97-75-128-128-31-54-47-114-47-175 0-62 16-122 47-176 31-53 75-97 128-128 54-31 114-47 175-47 62 0 122 16 176 47 53 31 97 75 128 128 31 54 47 114 47 175z">
            <text:p/>
          </draw:path>
          <draw:frame draw:style-name="gr9" draw:text-style-name="P1" draw:layer="layout" svg:width="0.7cm" svg:height="0.7cm" svg:x="23.9cm" svg:y="2.41cm">
            <draw:text-box>
              <text:p text:style-name="P2"><text:span text:style-name="T3">vcc</text:span></text:p>
            </draw:text-box>
          </draw:frame>
        </draw:g>
        <draw:g>
          <draw:path draw:style-name="gr7" draw:text-style-name="P1" draw:layer="layout" svg:width="0.799cm" svg:height="0.799cm" svg:x="22.7cm" svg:y="2.31cm" svg:viewBox="0 0 800 800" svg:d="M800 400c0 70-18 139-54 200-35 61-85 111-146 146-61 36-130 54-200 54s-139-18-200-54c-61-35-111-85-146-146-36-61-54-130-54-200s18-139 54-200c35-61 85-111 146-146s129-54 199-54h1c70 0 139 18 200 54 61 35 111 85 146 146 36 61 54 130 54 200z">
            <text:p/>
          </draw:path>
          <draw:frame draw:style-name="gr10" draw:text-style-name="P1" draw:layer="layout" svg:width="0.8cm" svg:height="0.8cm" svg:x="22.7cm" svg:y="2.31cm">
            <draw:text-box>
              <text:p text:style-name="P2"><text:span text:style-name="T3">gnd</text:span></text:p>
            </draw:text-box>
          </draw:frame>
        </draw:g>
        <draw:polyline draw:style-name="gr4" draw:text-style-name="P1" draw:layer="layout" svg:width="0.312cm" svg:height="15.102cm" svg:x="24.287cm" svg:y="3.108cm" svg:viewBox="0 0 313 15103" draw:points="0,0 0,15103 313,15103">
          <text:p/>
        </draw:polyline>
        <draw:polyline draw:style-name="gr4" draw:text-style-name="P1" draw:layer="layout" svg:width="5.799cm" svg:height="16.701cm" svg:x="23.131cm" svg:y="3.109cm" svg:viewBox="0 0 5800 16702" draw:points="0,0 0,16702 4375,16702 4375,16248 5800,16248">
          <text:p/>
        </draw:polyline>
        <draw:frame draw:style-name="gr5" draw:text-style-name="P1" draw:layer="layout" svg:width="0.75cm" svg:height="0.704cm" svg:x="4.85cm" svg:y="8.425cm">
          <draw:text-box>
            <text:p text:style-name="P2"><text:span text:style-name="T4">D2</text:span></text:p>
          </draw:text-box>
        </draw:frame>
        <draw:frame draw:style-name="gr5" draw:text-style-name="P1" draw:layer="layout" svg:width="0.75cm" svg:height="0.704cm" svg:x="4.85cm" svg:y="12.347cm">
          <draw:text-box>
            <text:p text:style-name="P2"><text:span text:style-name="T4">D6</text:span></text:p>
          </draw:text-box>
        </draw:frame>
        <draw:frame draw:style-name="gr5" draw:text-style-name="P1" draw:layer="layout" svg:width="0.75cm" svg:height="0.704cm" svg:x="4.8cm" svg:y="9.425cm">
          <draw:text-box>
            <text:p text:style-name="P2"><text:span text:style-name="T4">D8</text:span></text:p>
          </draw:text-box>
        </draw:frame>
        <draw:frame draw:style-name="gr5" draw:text-style-name="P1" draw:layer="layout" svg:width="0.937cm" svg:height="0.704cm" svg:x="4.732cm" svg:y="13.425cm">
          <draw:text-box>
            <text:p text:style-name="P2"><text:span text:style-name="T4">D20</text:span></text:p>
          </draw:text-box>
        </draw:frame>
        <draw:frame draw:style-name="gr5" draw:text-style-name="P1" draw:layer="layout" svg:width="1.8cm" svg:height="0.704cm" svg:x="29.15cm" svg:y="9.158cm">
          <draw:text-box>
            <text:p text:style-name="P2"><text:span text:style-name="T4">(red)</text:span></text:p>
          </draw:text-box>
        </draw:frame>
        <draw:frame draw:style-name="gr5" draw:text-style-name="P1" draw:layer="layout" svg:width="1.8cm" svg:height="0.704cm" svg:x="29.2cm" svg:y="11.857cm">
          <draw:text-box>
            <text:p text:style-name="P2"><text:span text:style-name="T4">(green)</text:span></text:p>
          </draw:text-box>
        </draw:frame>
        <draw:frame draw:style-name="gr5" draw:text-style-name="P1" draw:layer="layout" svg:width="1.6cm" svg:height="0.704cm" svg:x="29cm" svg:y="14.625cm">
          <draw:text-box>
            <text:p text:style-name="P2"><text:span text:style-name="T4">(blue)</text:span></text:p>
          </draw:text-box>
        </draw:frame>
        <draw:frame draw:style-name="gr5" draw:text-style-name="P1" draw:layer="layout" svg:width="1.8cm" svg:height="0.704cm" svg:x="29.1cm" svg:y="17.27cm">
          <draw:text-box>
            <text:p text:style-name="P2"><text:span text:style-name="T4">(yellow)</text:span></text:p>
          </draw:text-box>
        </draw:frame>
        <draw:path draw:style-name="gr4" draw:text-style-name="P1" draw:layer="layout" svg:width="9.237cm" svg:height="3.589cm" svg:x="4.763cm" svg:y="7.862cm" svg:viewBox="0 0 9238 3590" svg:d="M9238 3590v-700h-547v-2806h-1369c0-15-4-29-12-42-7-12-17-23-30-30-13-8-27-12-42-12s-29 4-42 12c-12 7-23 18-30 30-8 13-11 27-11 42h-4384c0-15-4-29-12-42-7-12-17-23-30-30-13-8-27-12-42-12s-29 4-42 12c-12 7-23 18-30 30-8 13-11 27-11 42h-2604">
          <text:p/>
        </draw:path>
        <draw:path draw:style-name="gr4" draw:text-style-name="P1" draw:layer="layout" svg:width="11.237cm" svg:height="2.589cm" svg:x="4.763cm" svg:y="8.862cm" svg:viewBox="0 0 11238 2590" svg:d="M11238 2590v-1621h-916c0-14-4-29-11-41-8-13-18-24-31-31s-27-11-42-11c-14 0-29 4-41 11-13 7-24 18-31 31-7 12-11 27-11 41h-1380c0-14-4-29-12-41-7-13-17-24-30-31s-27-11-42-11-29 4-42 11c-12 7-23 18-30 31-8 12-11 27-11 41h-287c0-14-3-29-11-41-7-13-18-24-30-31-13-7-27-11-42-11s-29 4-42 11c-12 7-23 18-30 31-8 12-12 27-12 41h-833c0-14-4-29-11-41-7-13-18-24-30-31-13-7-28-11-42-11-15 0-29 4-42 11s-23 18-31 31c-7 12-11 27-11 41h-3417v-885h-967c0-15-3-29-11-42-7-12-18-23-30-30-13-8-27-12-42-12s-29 4-42 12c-12 7-23 18-30 30-8 13-12 27-12 42h-2603">
          <text:p/>
        </draw:path>
        <draw:path draw:style-name="gr4" draw:text-style-name="P1" draw:layer="layout" svg:width="13.237cm" svg:height="1.505cm" svg:x="4.763cm" svg:y="9.945cm" svg:viewBox="0 0 13238 1506" svg:d="M13238 1506v-951h-916c0-15-4-29-11-42-8-13-18-23-31-31-13-7-27-11-42-11-14 0-29 4-41 11-13 8-24 18-31 31s-11 27-11 42h-833c0-15-4-29-11-42-8-13-18-23-31-31-13-7-27-11-42-11-14 0-29 4-42 11-12 8-23 18-30 31s-11 27-11 42h-833c0-15-4-29-12-42-7-13-18-23-30-31-13-7-27-11-42-11s-29 4-42 11c-12 8-23 18-30 31-8 13-11 27-11 42h-1381c0-15-4-29-11-42s-18-23-30-31c-13-7-28-11-42-11-15 0-29 4-42 11-13 8-23 18-31 31-7 13-11 27-11 42h-286c0-15-4-29-11-42s-18-23-30-31c-13-7-28-11-42-11-15 0-29 4-42 11-13 8-23 18-31 31-7 13-11 27-11 42h-833c0-15-4-29-11-42s-18-23-31-31c-12-7-27-11-41-11-15 0-29 4-42 11-13 8-23 18-31 31-7 13-11 27-11 42h-3183c0-15-4-29-12-42-7-13-17-23-30-31-13-7-27-11-42-11s-29 4-42 11c-12 8-23 18-30 31-8 13-11 27-11 42h-433c0-15-4-29-12-42-7-13-18-23-30-31-13-7-27-11-42-11s-29 4-42 11c-12 8-23 18-30 31-8 13-12 27-12 42h-433c0-15-3-29-11-42-7-13-18-23-30-31-13-7-27-11-42-11s-29 4-42 11c-13 8-23 18-30 31-8 13-12 27-12 42h-367v-555h-2236">
          <text:p/>
        </draw:path>
        <draw:path draw:style-name="gr4" draw:text-style-name="P1" draw:layer="layout" svg:width="8.237cm" svg:height="2.084cm" svg:x="4.763cm" svg:y="11.862cm" svg:viewBox="0 0 8238 2085" svg:d="M8238 1590v495h-916c0-15-4-29-11-42-8-12-18-23-31-30-13-8-27-12-42-12-14 0-29 4-42 12-12 7-23 18-30 30-7 13-11 27-11 42h-1154v-2001h-2030c0-15-4-29-11-42-8-12-18-23-31-30-12-8-27-12-42-12-14 0-29 4-41 12-13 7-24 18-31 30-7 13-11 27-11 42h-433c0-15-4-29-11-42-8-12-18-23-31-30-13-8-27-12-42-12-14 0-29 4-41 12-13 7-24 18-31 30-7 13-11 27-11 42h-433c0-15-4-29-12-42-7-12-17-23-30-30-13-8-27-12-42-12s-29 4-42 12c-12 7-23 18-30 30-8 13-11 27-11 42h-2604">
          <text:p/>
        </draw:path>
        <draw:path draw:style-name="gr4" draw:text-style-name="P1" draw:layer="layout" svg:width="10.237cm" svg:height="1.54cm" svg:x="4.763cm" svg:y="12.862cm" svg:viewBox="0 0 10238 1541" svg:d="M10238 589v952h-916c0-15-4-29-11-42-8-12-18-23-31-30-13-8-27-12-42-12-14 0-29 4-41 12-13 7-24 18-31 30-7 13-11 27-11 42h-1834c0-15-3-29-11-42-7-12-18-23-30-30-13-8-27-12-42-12s-29 4-42 12c-13 7-23 18-30 30-8 13-12 27-12 42h-1667v-1457h-916c0-15-4-29-11-42-8-12-18-23-31-30-13-8-27-12-42-12-14 0-29 4-41 12-13 7-24 18-31 30-7 13-11 27-11 42h-433c0-15-4-29-11-42-8-12-18-23-31-30-13-8-27-12-42-12-14 0-29 4-41 12-13 7-24 18-31 30-7 13-11 27-11 42h-433c0-15-4-29-12-42-7-12-17-23-30-30-13-8-27-12-42-12s-29 4-42 12c-12 7-23 18-30 30-8 13-11 27-11 42h-433c0-15-4-29-12-42-7-12-18-23-30-30-13-8-27-12-42-12s-29 4-42 12c-12 7-23 18-30 30-8 13-11 27-11 42h-2604">
          <text:p/>
        </draw:path>
        <draw:path draw:style-name="gr4" draw:text-style-name="P1" draw:layer="layout" svg:width="12.237cm" svg:height="1.596cm" svg:x="4.763cm" svg:y="13.45cm" svg:viewBox="0 0 12238 1597" svg:d="M12238 0v1597h-916c0-15-4-29-11-42-8-13-18-23-31-30-13-8-27-12-42-12-14 0-29 4-41 12-13 7-24 17-31 30s-11 27-11 42h-1833c0-15-4-29-12-42-7-13-18-23-30-30-13-8-27-12-42-12s-29 4-42 12c-12 7-23 17-30 30-8 13-12 27-12 42h-1833c0-15-4-29-11-42s-18-23-31-30c-12-8-27-12-41-12-15 0-29 4-42 12-13 7-23 17-31 30-7 13-11 27-11 42h-1983c0-15-4-29-11-42-8-13-18-23-31-30-13-8-27-12-42-12-14 0-29 4-41 12-13 7-24 17-31 30s-11 27-11 42h-433c0-15-4-29-11-42-8-13-18-23-31-30-13-8-27-12-42-12-14 0-29 4-42 12-12 7-23 17-30 30s-11 27-11 42h-433c0-15-4-29-12-42-7-13-17-23-30-30-13-8-27-12-42-12s-29 4-42 12c-12 7-23 17-30 30-8 13-11 27-11 42h-433c0-15-4-29-12-42-7-13-18-23-30-30-13-8-27-12-42-12s-29 4-42 12c-12 7-23 17-30 30-8 13-11 27-11 42h-144v-1101h-290c0-15-3-29-11-42-7-13-18-23-30-31-13-7-27-11-42-11s-29 4-42 11c-13 8-23 18-30 31-8 13-12 27-12 42h-2603">
          <text:p/>
        </draw:path>
        <draw:frame draw:style-name="gr11" draw:text-style-name="P1" draw:layer="layout" svg:width="0.636cm" svg:height="0.623cm" svg:x="12.682cm" svg:y="11.356cm">
          <draw:text-box>
            <text:p text:style-name="P2"><text:span text:style-name="T3">6A</text:span></text:p>
          </draw:text-box>
        </draw:frame>
        <draw:frame draw:style-name="gr11" draw:text-style-name="P1" draw:layer="layout" svg:width="0.636cm" svg:height="0.623cm" svg:x="13.682cm" svg:y="11.356cm">
          <draw:text-box>
            <text:p text:style-name="P2"><text:span text:style-name="T3">6Y</text:span></text:p>
          </draw:text-box>
        </draw:frame>
        <draw:frame draw:style-name="gr11" draw:text-style-name="P1" draw:layer="layout" svg:width="0.636cm" svg:height="0.623cm" svg:x="14.682cm" svg:y="11.356cm">
          <draw:text-box>
            <text:p text:style-name="P2"><text:span text:style-name="T3">5A</text:span></text:p>
          </draw:text-box>
        </draw:frame>
        <draw:frame draw:style-name="gr11" draw:text-style-name="P1" draw:layer="layout" svg:width="0.636cm" svg:height="0.623cm" svg:x="15.682cm" svg:y="11.356cm">
          <draw:text-box>
            <text:p text:style-name="P2"><text:span text:style-name="T3">5Y</text:span></text:p>
          </draw:text-box>
        </draw:frame>
        <draw:frame draw:style-name="gr11" draw:text-style-name="P1" draw:layer="layout" svg:width="0.636cm" svg:height="0.623cm" svg:x="16.682cm" svg:y="11.356cm">
          <draw:text-box>
            <text:p text:style-name="P2"><text:span text:style-name="T3">4A</text:span></text:p>
          </draw:text-box>
        </draw:frame>
        <draw:frame draw:style-name="gr11" draw:text-style-name="P1" draw:layer="layout" svg:width="0.636cm" svg:height="0.623cm" svg:x="17.682cm" svg:y="11.356cm">
          <draw:text-box>
            <text:p text:style-name="P2"><text:span text:style-name="T3">4Y</text:span></text:p>
          </draw:text-box>
        </draw:frame>
        <draw:frame draw:style-name="gr11" draw:text-style-name="P1" draw:layer="layout" svg:width="0.636cm" svg:height="0.623cm" svg:x="11.682cm" svg:y="12.938cm">
          <draw:text-box>
            <text:p text:style-name="P2"><text:span text:style-name="T3">1A</text:span></text:p>
          </draw:text-box>
        </draw:frame>
        <draw:frame draw:style-name="gr11" draw:text-style-name="P1" draw:layer="layout" svg:width="0.636cm" svg:height="0.623cm" svg:x="12.682cm" svg:y="12.938cm">
          <draw:text-box>
            <text:p text:style-name="P2"><text:span text:style-name="T3">1Y</text:span></text:p>
          </draw:text-box>
        </draw:frame>
        <draw:frame draw:style-name="gr11" draw:text-style-name="P1" draw:layer="layout" svg:width="0.636cm" svg:height="0.623cm" svg:x="13.682cm" svg:y="12.938cm">
          <draw:text-box>
            <text:p text:style-name="P2"><text:span text:style-name="T3">2A</text:span></text:p>
          </draw:text-box>
        </draw:frame>
        <draw:frame draw:style-name="gr11" draw:text-style-name="P1" draw:layer="layout" svg:width="0.636cm" svg:height="0.623cm" svg:x="14.614cm" svg:y="12.938cm">
          <draw:text-box>
            <text:p text:style-name="P2"><text:span text:style-name="T3">2Y</text:span></text:p>
          </draw:text-box>
        </draw:frame>
        <draw:frame draw:style-name="gr11" draw:text-style-name="P1" draw:layer="layout" svg:width="0.636cm" svg:height="0.623cm" svg:x="15.75cm" svg:y="12.938cm">
          <draw:text-box>
            <text:p text:style-name="P2"><text:span text:style-name="T3">3A</text:span></text:p>
          </draw:text-box>
        </draw:frame>
        <draw:frame draw:style-name="gr11" draw:text-style-name="P1" draw:layer="layout" svg:width="0.636cm" svg:height="0.623cm" svg:x="16.682cm" svg:y="12.938cm">
          <draw:text-box>
            <text:p text:style-name="P2"><text:span text:style-name="T3">3Y</text:span></text:p>
          </draw:text-box>
        </draw:frame>
        <draw:frame draw:style-name="gr11" draw:text-style-name="P1" draw:layer="layout" svg:width="0.818cm" svg:height="0.623cm" svg:x="11.591cm" svg:y="11.356cm">
          <draw:text-box>
            <text:p text:style-name="P2"><text:span text:style-name="T3">vcc</text:span></text:p>
          </draw:text-box>
        </draw:frame>
        <draw:frame draw:style-name="gr11" draw:text-style-name="P1" draw:layer="layout" svg:width="0.818cm" svg:height="0.623cm" svg:x="17.682cm" svg:y="12.938cm">
          <draw:text-box>
            <text:p text:style-name="P2"><text:span text:style-name="T3">gnd</text:span></text:p>
          </draw:text-box>
        </draw:frame>
        <draw:frame draw:style-name="gr5" draw:text-style-name="P1" draw:layer="layout" svg:width="0.987cm" svg:height="0.704cm" svg:x="4.713cm" svg:y="11.37cm">
          <draw:text-box>
            <text:p text:style-name="P2"><text:span text:style-name="T4">D15</text:span></text:p>
          </draw:text-box>
        </draw:frame>
        <draw:frame draw:style-name="gr5" draw:text-style-name="P1" draw:layer="layout" svg:width="1.8cm" svg:height="0.623cm" svg:x="14.75cm" svg:y="8.661cm">
          <draw:text-box>
            <text:p text:style-name="P2"><text:span text:style-name="T3">(white)</text:span></text:p>
          </draw:text-box>
        </draw:frame>
        <draw:frame draw:style-name="gr5" draw:text-style-name="P1" draw:layer="layout" svg:width="1.8cm" svg:height="0.623cm" svg:x="5.5cm" svg:y="7.411cm">
          <draw:text-box>
            <text:p text:style-name="P2"><text:span text:style-name="T3">(white)</text:span></text:p>
          </draw:text-box>
        </draw:frame>
        <draw:frame draw:style-name="gr5" draw:text-style-name="P1" draw:layer="layout" svg:width="1.65cm" svg:height="0.623cm" svg:x="5.5cm" svg:y="8.466cm">
          <draw:text-box>
            <text:p text:style-name="P2"><text:span text:style-name="T3">(black)</text:span></text:p>
          </draw:text-box>
        </draw:frame>
        <draw:frame draw:style-name="gr5" draw:text-style-name="P1" draw:layer="layout" svg:width="1.037cm" svg:height="0.704cm" svg:x="4.7cm" svg:y="7.447cm">
          <draw:text-box>
            <text:p text:style-name="P2"><text:span text:style-name="T4">D10</text:span></text:p>
          </draw:text-box>
        </draw:frame>
        <draw:frame draw:style-name="gr5" draw:text-style-name="P1" draw:layer="layout" svg:width="1.65cm" svg:height="0.623cm" svg:x="16.675cm" svg:y="9.064cm">
          <draw:text-box>
            <text:p text:style-name="P2"><text:span text:style-name="T3">(black)</text:span></text:p>
          </draw:text-box>
        </draw:frame>
        <draw:frame draw:style-name="gr5" draw:text-style-name="P1" draw:layer="layout" svg:width="1.25cm" svg:height="0.623cm" svg:x="5.625cm" svg:y="9.411cm">
          <draw:text-box>
            <text:p text:style-name="P2"><text:span text:style-name="T3">(red)</text:span></text:p>
          </draw:text-box>
        </draw:frame>
        <draw:frame draw:style-name="gr5" draw:text-style-name="P1" draw:layer="layout" svg:width="1.8cm" svg:height="0.623cm" svg:x="5.45cm" svg:y="11.411cm">
          <draw:text-box>
            <text:p text:style-name="P2"><text:span text:style-name="T3">(yellow)</text:span></text:p>
          </draw:text-box>
        </draw:frame>
        <draw:frame draw:style-name="gr5" draw:text-style-name="P1" draw:layer="layout" svg:width="1.8cm" svg:height="0.623cm" svg:x="11.75cm" svg:y="16.161cm">
          <draw:text-box>
            <text:p text:style-name="P2"><text:span text:style-name="T3">(yellow)</text:span></text:p>
          </draw:text-box>
        </draw:frame>
        <draw:frame draw:style-name="gr5" draw:text-style-name="P1" draw:layer="layout" svg:width="1.25cm" svg:height="0.623cm" svg:x="18.875cm" svg:y="9.588cm">
          <draw:text-box>
            <text:p text:style-name="P2"><text:span text:style-name="T3">(red)</text:span></text:p>
          </draw:text-box>
        </draw:frame>
        <draw:frame draw:style-name="gr5" draw:text-style-name="P1" draw:layer="layout" svg:width="1cm" svg:height="0.623cm" svg:x="14.25cm" svg:y="15.551cm">
          <draw:text-box>
            <text:p text:style-name="P2"><text:span text:style-name="T3">(blue)</text:span></text:p>
          </draw:text-box>
        </draw:frame>
        <draw:frame draw:style-name="gr5" draw:text-style-name="P1" draw:layer="layout" svg:width="1.25cm" svg:height="0.623cm" svg:x="16.625cm" svg:y="15.161cm">
          <draw:text-box>
            <text:p text:style-name="P2"><text:span text:style-name="T3">(green)</text:span></text:p>
          </draw:text-box>
        </draw:frame>
        <draw:frame draw:style-name="gr5" draw:text-style-name="P1" draw:layer="layout" svg:width="1cm" svg:height="0.623cm" svg:x="5.75cm" svg:y="12.411cm">
          <draw:text-box>
            <text:p text:style-name="P2"><text:span text:style-name="T3">(blue)</text:span></text:p>
          </draw:text-box>
        </draw:frame>
        <draw:frame draw:style-name="gr5" draw:text-style-name="P1" draw:layer="layout" svg:width="1.25cm" svg:height="0.623cm" svg:x="5.625cm" svg:y="13.466cm">
          <draw:text-box>
            <text:p text:style-name="P2"><text:span text:style-name="T3">(green)</text:span></text:p>
          </draw:text-box>
        </draw:frame>
        <draw:g>
          <draw:g>
            <draw:polygon draw:style-name="gr6" draw:text-style-name="P3" draw:layer="layout" svg:width="0.4cm" svg:height="1.2cm" svg:x="10.3cm" svg:y="17cm" svg:viewBox="0 0 401 1201" draw:points="0,0 0,1201 400,1201 401,0">
              <text:p/>
            </draw:polygon>
            <draw:polygon draw:style-name="gr12" draw:text-style-name="P1" draw:layer="layout" svg:width="0.4cm" svg:height="1.2cm" svg:x="10.3cm" svg:y="17cm" svg:viewBox="0 0 401 1201" draw:points="0,0 0,1201 400,1201 401,0">
              <text:p/>
            </draw:polygon>
          </draw:g>
          <draw:frame draw:style-name="gr13" draw:text-style-name="P1" draw:layer="layout" svg:width="1.2cm" svg:height="0.623cm" draw:transform="rotate (-1.5707963267949) translate (10.812cm 17cm)">
            <draw:text-box>
              <text:p text:style-name="P2"><text:span text:style-name="T3">20 кОм</text:span></text:p>
            </draw:text-box>
          </draw:frame>
        </draw:g>
        <draw:g>
          <draw:g>
            <draw:polygon draw:style-name="gr6" draw:text-style-name="P3" draw:layer="layout" svg:width="0.4cm" svg:height="1.2cm" svg:x="9.7cm" svg:y="17cm" svg:viewBox="0 0 401 1201" draw:points="0,0 0,1201 400,1201 401,0">
              <text:p/>
            </draw:polygon>
            <draw:polygon draw:style-name="gr12" draw:text-style-name="P1" draw:layer="layout" svg:width="0.4cm" svg:height="1.2cm" svg:x="9.7cm" svg:y="17cm" svg:viewBox="0 0 401 1201" draw:points="0,0 0,1201 400,1201 401,0">
              <text:p/>
            </draw:polygon>
          </draw:g>
          <draw:frame draw:style-name="gr13" draw:text-style-name="P1" draw:layer="layout" svg:width="1.2cm" svg:height="0.623cm" draw:transform="rotate (-1.5707963267949) translate (10.212cm 17cm)">
            <draw:text-box>
              <text:p text:style-name="P2"><text:span text:style-name="T3">20 кОм</text:span></text:p>
            </draw:text-box>
          </draw:frame>
        </draw:g>
        <draw:g>
          <draw:g>
            <draw:polygon draw:style-name="gr6" draw:text-style-name="P3" draw:layer="layout" svg:width="0.4cm" svg:height="1.2cm" svg:x="9.1cm" svg:y="17cm" svg:viewBox="0 0 401 1201" draw:points="0,0 0,1201 400,1201 401,0">
              <text:p/>
            </draw:polygon>
            <draw:polygon draw:style-name="gr12" draw:text-style-name="P1" draw:layer="layout" svg:width="0.4cm" svg:height="1.2cm" svg:x="9.1cm" svg:y="17cm" svg:viewBox="0 0 401 1201" draw:points="0,0 0,1201 400,1201 401,0">
              <text:p/>
            </draw:polygon>
          </draw:g>
          <draw:frame draw:style-name="gr13" draw:text-style-name="P1" draw:layer="layout" svg:width="1.2cm" svg:height="0.623cm" draw:transform="rotate (-1.5707963267949) translate (9.612cm 17cm)">
            <draw:text-box>
              <text:p text:style-name="P2"><text:span text:style-name="T3">20 кОм</text:span></text:p>
            </draw:text-box>
          </draw:frame>
        </draw:g>
        <draw:g>
          <draw:g>
            <draw:polygon draw:style-name="gr6" draw:text-style-name="P3" draw:layer="layout" svg:width="0.4cm" svg:height="1.2cm" svg:x="8.5cm" svg:y="17cm" svg:viewBox="0 0 401 1201" draw:points="0,0 0,1201 400,1201 401,0">
              <text:p/>
            </draw:polygon>
            <draw:polygon draw:style-name="gr12" draw:text-style-name="P1" draw:layer="layout" svg:width="0.4cm" svg:height="1.2cm" svg:x="8.5cm" svg:y="17cm" svg:viewBox="0 0 401 1201" draw:points="0,0 0,1201 400,1201 401,0">
              <text:p/>
            </draw:polygon>
          </draw:g>
          <draw:frame draw:style-name="gr13" draw:text-style-name="P1" draw:layer="layout" svg:width="1.2cm" svg:height="0.623cm" draw:transform="rotate (-1.5707963267949) translate (9.012cm 17cm)">
            <draw:text-box>
              <text:p text:style-name="P2"><text:span text:style-name="T3">20 кОм</text:span></text:p>
            </draw:text-box>
          </draw:frame>
        </draw:g>
        <draw:g>
          <draw:g>
            <draw:polygon draw:style-name="gr6" draw:text-style-name="P3" draw:layer="layout" svg:width="0.4cm" svg:height="1.2cm" svg:x="7.9cm" svg:y="17cm" svg:viewBox="0 0 401 1201" draw:points="0,0 0,1201 400,1201 401,0">
              <text:p/>
            </draw:polygon>
            <draw:polygon draw:style-name="gr12" draw:text-style-name="P1" draw:layer="layout" svg:width="0.4cm" svg:height="1.2cm" svg:x="7.9cm" svg:y="17cm" svg:viewBox="0 0 401 1201" draw:points="0,0 0,1201 400,1201 401,0">
              <text:p/>
            </draw:polygon>
          </draw:g>
          <draw:frame draw:style-name="gr13" draw:text-style-name="P1" draw:layer="layout" svg:width="1.2cm" svg:height="0.623cm" draw:transform="rotate (-1.5707963267949) translate (8.412cm 17cm)">
            <draw:text-box>
              <text:p text:style-name="P2"><text:span text:style-name="T3">20 кОм</text:span></text:p>
            </draw:text-box>
          </draw:frame>
        </draw:g>
        <draw:g>
          <draw:g>
            <draw:polygon draw:style-name="gr6" draw:text-style-name="P3" draw:layer="layout" svg:width="0.4cm" svg:height="1.2cm" svg:x="7.3cm" svg:y="17cm" svg:viewBox="0 0 401 1201" draw:points="0,0 0,1201 400,1201 401,0">
              <text:p/>
            </draw:polygon>
            <draw:polygon draw:style-name="gr12" draw:text-style-name="P1" draw:layer="layout" svg:width="0.4cm" svg:height="1.2cm" svg:x="7.3cm" svg:y="17cm" svg:viewBox="0 0 401 1201" draw:points="0,0 0,1201 400,1201 401,0">
              <text:p/>
            </draw:polygon>
          </draw:g>
          <draw:frame draw:style-name="gr13" draw:text-style-name="P1" draw:layer="layout" svg:width="1.2cm" svg:height="0.623cm" draw:transform="rotate (-1.5707963267949) translate (7.812cm 17cm)">
            <draw:text-box>
              <text:p text:style-name="P2"><text:span text:style-name="T3">20 кОм</text:span></text:p>
            </draw:text-box>
          </draw:frame>
        </draw:g>
        <draw:polyline draw:style-name="gr4" draw:text-style-name="P1" draw:layer="layout" svg:width="0.083cm" svg:height="1.954cm" svg:x="10.45cm" svg:y="15.046cm" svg:viewBox="0 0 84 1955" draw:points="0,1955 0,0 84,0">
          <text:p/>
        </draw:polyline>
        <draw:polyline draw:style-name="gr4" draw:text-style-name="P1" draw:layer="layout" svg:width="0.083cm" svg:height="4.055cm" svg:x="9.85cm" svg:y="12.945cm" svg:viewBox="0 0 84 4056" draw:points="0,4056 0,0 84,0">
          <text:p/>
        </draw:polyline>
        <draw:polyline draw:style-name="gr4" draw:text-style-name="P1" draw:layer="layout" svg:width="0.083cm" svg:height="5.055cm" svg:x="9.167cm" svg:y="11.945cm" svg:viewBox="0 0 84 5056" draw:points="84,5056 84,0 0,0">
          <text:p/>
        </draw:polyline>
        <draw:polyline draw:style-name="gr4" draw:text-style-name="P1" draw:layer="layout" svg:width="0.1cm" svg:height="7.17cm" svg:x="8.65cm" svg:y="9.83cm" svg:viewBox="0 0 101 7171" draw:points="0,7171 0,0 101,0">
          <text:p/>
        </draw:polyline>
        <draw:polyline draw:style-name="gr4" draw:text-style-name="P1" draw:layer="layout" svg:width="0.3cm" svg:height="8.055cm" svg:x="7.75cm" svg:y="8.945cm" svg:viewBox="0 0 301 8056" draw:points="301,8056 301,0 0,0">
          <text:p/>
        </draw:polyline>
        <draw:polyline draw:style-name="gr4" draw:text-style-name="P1" draw:layer="layout" svg:width="3cm" svg:height="0.572cm" svg:x="7.45cm" svg:y="18.2cm" svg:viewBox="0 0 3001 573" draw:points="0,0 0,573 3001,573 3001,0">
          <text:p/>
        </draw:polyline>
        <draw:polyline draw:style-name="gr4" draw:text-style-name="P1" draw:layer="layout" svg:width="0.05cm" svg:height="0.572cm" svg:x="9.25cm" svg:y="18.2cm" svg:viewBox="0 0 51 573" draw:points="0,0 0,573 51,573">
          <text:p/>
        </draw:polyline>
        <draw:polyline draw:style-name="gr4" draw:text-style-name="P1" draw:layer="layout" svg:width="0.05cm" svg:height="0.572cm" svg:x="9.85cm" svg:y="18.2cm" svg:viewBox="0 0 51 573" draw:points="0,0 0,573 51,573">
          <text:p/>
        </draw:polyline>
        <draw:polyline draw:style-name="gr4" draw:text-style-name="P1" draw:layer="layout" svg:width="0.05cm" svg:height="0.572cm" svg:x="8.05cm" svg:y="18.2cm" svg:viewBox="0 0 51 573" draw:points="0,0 0,573 51,573">
          <text:p/>
        </draw:polyline>
        <draw:polyline draw:style-name="gr4" draw:text-style-name="P1" draw:layer="layout" svg:width="0.05cm" svg:height="0.572cm" svg:x="8.65cm" svg:y="18.2cm" svg:viewBox="0 0 51 573" draw:points="0,0 0,573 51,573">
          <text:p/>
        </draw:polyline>
        <draw:polyline draw:style-name="gr14" draw:text-style-name="P1" draw:layer="layout" svg:width="1.4cm" svg:height="20.6cm" svg:x="1cm" svg:y="0.8cm" svg:viewBox="0 0 1401 20601" draw:points="0,0 0,20601 1401,20601">
          <text:p/>
        </draw:polyline>
        <draw:frame draw:style-name="gr8" draw:text-style-name="P1" draw:layer="layout" svg:width="5.362cm" svg:height="0.791cm" svg:x="12cm" svg:y="21.251cm">
          <draw:text-box>
            <text:p text:style-name="P2"><text:span text:style-name="T5">Корпус основного блока</text:span></text:p>
          </draw:text-box>
        </draw:frame>
        <draw:polyline draw:style-name="gr1" draw:text-style-name="P1" draw:layer="layout" svg:width="0.408cm" svg:height="0.908cm" svg:x="46.492cm" svg:y="9.71cm" svg:viewBox="0 0 409 909" draw:points="0,0 0,589 409,909">
          <text:p/>
        </draw:polyline>
        <draw:line draw:style-name="gr1" draw:text-style-name="P1" draw:layer="layout" svg:x1="46.492cm" svg:y1="10.71cm" svg:x2="46.492cm" svg:y2="11.209cm">
          <text:p/>
        </draw:line>
        <draw:line draw:style-name="gr1" draw:text-style-name="P1" draw:layer="layout" svg:x1="46.492cm" svg:y1="9.71cm" svg:x2="45.992cm" svg:y2="9.71cm">
          <text:p/>
        </draw:line>
        <draw:line draw:style-name="gr1" draw:text-style-name="P1" draw:layer="layout" svg:x1="46.492cm" svg:y1="11.21cm" svg:x2="45.992cm" svg:y2="11.21cm">
          <text:p/>
        </draw:line>
        <draw:g>
          <draw:polygon draw:style-name="gr6" draw:text-style-name="P3" draw:layer="layout" svg:width="0.1cm" svg:height="0.366cm" svg:x="41.08cm" svg:y="9.836cm" svg:viewBox="0 0 101 367" draw:points="0,367 101,367 101,0 0,0">
            <text:p/>
          </draw:polygon>
          <draw:polygon draw:style-name="gr7" draw:text-style-name="P1" draw:layer="layout" svg:width="0.1cm" svg:height="0.366cm" svg:x="41.08cm" svg:y="9.836cm" svg:viewBox="0 0 101 367" draw:points="0,367 101,367 101,0 0,0">
            <text:p/>
          </draw:polygon>
        </draw:g>
        <draw:g>
          <draw:polygon draw:style-name="gr6" draw:text-style-name="P3" draw:layer="layout" svg:width="0.1cm" svg:height="0.374cm" svg:x="41.28cm" svg:y="9.836cm" svg:viewBox="0 0 101 375" draw:points="0,375 101,375 101,0 0,0">
            <text:p/>
          </draw:polygon>
          <draw:polygon draw:style-name="gr7" draw:text-style-name="P1" draw:layer="layout" svg:width="0.1cm" svg:height="0.374cm" svg:x="41.28cm" svg:y="9.836cm" svg:viewBox="0 0 101 375" draw:points="0,375 101,375 101,0 0,0">
            <text:p/>
          </draw:polygon>
        </draw:g>
        <draw:frame draw:style-name="gr8" draw:text-style-name="P1" draw:layer="layout" svg:width="0.98cm" svg:height="0.963cm" svg:x="40.7cm" svg:y="10.228cm">
          <draw:text-box>
            <text:p text:style-name="P2"><text:span text:style-name="T3">RCA</text:span></text:p>
            <text:p text:style-name="P2"><text:span text:style-name="T3">2pin</text:span></text:p>
          </draw:text-box>
        </draw:frame>
        <draw:polyline draw:style-name="gr15" draw:text-style-name="P1" draw:layer="layout" svg:width="11.95cm" svg:height="0.191cm" svg:x="29.13cm" svg:y="9.893cm" svg:viewBox="0 0 11951 192" draw:points="0,192 7171,192 7171,0 11951,0">
          <text:p/>
        </draw:polyline>
        <draw:polyline draw:style-name="gr15" draw:text-style-name="P1" draw:layer="layout" svg:width="11.95cm" svg:height="0.943cm" svg:x="29.13cm" svg:y="10.146cm" svg:viewBox="0 0 11951 944" draw:points="0,944 1570,944 1570,463 9010,463 9010,0 11951,0">
          <text:p/>
        </draw:polyline>
        <draw:polyline draw:style-name="gr4" draw:text-style-name="P1" draw:layer="layout" svg:width="4.612cm" svg:height="1.057cm" svg:x="41.38cm" svg:y="10.153cm" svg:viewBox="0 0 4613 1058" draw:points="4613,1058 2841,1058 2841,0 0,0">
          <text:p/>
        </draw:polyline>
        <draw:polyline draw:style-name="gr16" draw:text-style-name="P1" draw:layer="layout" svg:width="5.2cm" svg:height="0.495cm" svg:x="41.2cm" svg:y="9.015cm" svg:viewBox="0 0 5201 496" draw:points="0,496 0,0 5201,0 5201,301">
          <text:p/>
        </draw:polyline>
        <draw:polyline draw:style-name="gr16" draw:text-style-name="P1" draw:layer="layout" svg:width="5.25cm" svg:height="1.33cm" svg:x="41.2cm" svg:y="10.96cm" svg:viewBox="0 0 5251 1331" draw:points="5251,1056 5251,1331 0,1331 0,0">
          <text:p/>
        </draw:polyline>
        <draw:polyline draw:style-name="gr1" draw:text-style-name="P1" draw:layer="layout" svg:width="0.408cm" svg:height="0.908cm" svg:x="39.169cm" svg:y="12.405cm" svg:viewBox="0 0 409 909" draw:points="0,0 0,589 409,909">
          <text:p/>
        </draw:polyline>
        <draw:line draw:style-name="gr1" draw:text-style-name="P1" draw:layer="layout" svg:x1="39.169cm" svg:y1="13.405cm" svg:x2="39.169cm" svg:y2="13.904cm">
          <text:p/>
        </draw:line>
        <draw:line draw:style-name="gr1" draw:text-style-name="P1" draw:layer="layout" svg:x1="39.169cm" svg:y1="12.405cm" svg:x2="38.669cm" svg:y2="12.405cm">
          <text:p/>
        </draw:line>
        <draw:line draw:style-name="gr1" draw:text-style-name="P1" draw:layer="layout" svg:x1="39.168cm" svg:y1="13.905cm" svg:x2="38.669cm" svg:y2="13.905cm">
          <text:p/>
        </draw:line>
        <draw:g>
          <draw:polygon draw:style-name="gr6" draw:text-style-name="P3" draw:layer="layout" svg:width="0.1cm" svg:height="0.529cm" svg:x="33.757cm" svg:y="12.531cm" svg:viewBox="0 0 101 530" draw:points="0,530 101,530 101,0 0,0">
            <text:p/>
          </draw:polygon>
          <draw:polygon draw:style-name="gr7" draw:text-style-name="P1" draw:layer="layout" svg:width="0.1cm" svg:height="0.529cm" svg:x="33.757cm" svg:y="12.531cm" svg:viewBox="0 0 101 530" draw:points="0,530 101,530 101,0 0,0">
            <text:p/>
          </draw:polygon>
        </draw:g>
        <draw:g>
          <draw:polygon draw:style-name="gr6" draw:text-style-name="P3" draw:layer="layout" svg:width="0.1cm" svg:height="0.529cm" svg:x="33.957cm" svg:y="12.531cm" svg:viewBox="0 0 101 530" draw:points="0,530 101,530 101,0 0,0">
            <text:p/>
          </draw:polygon>
          <draw:polygon draw:style-name="gr7" draw:text-style-name="P1" draw:layer="layout" svg:width="0.1cm" svg:height="0.529cm" svg:x="33.957cm" svg:y="12.531cm" svg:viewBox="0 0 101 530" draw:points="0,530 101,530 101,0 0,0">
            <text:p/>
          </draw:polygon>
        </draw:g>
        <draw:polyline draw:style-name="gr4" draw:text-style-name="P1" draw:layer="layout" svg:width="4.612cm" svg:height="0.926cm" svg:x="34.057cm" svg:y="12.979cm" svg:viewBox="0 0 4613 927" draw:points="4613,927 2915,927 2915,0 0,0">
          <text:p/>
        </draw:polyline>
        <draw:polyline draw:style-name="gr16" draw:text-style-name="P1" draw:layer="layout" svg:width="5.2cm" svg:height="0.495cm" svg:x="33.877cm" svg:y="11.71cm" svg:viewBox="0 0 5201 496" draw:points="0,496 0,0 5201,0 5201,301">
          <text:p/>
        </draw:polyline>
        <draw:polyline draw:style-name="gr16" draw:text-style-name="P1" draw:layer="layout" svg:width="5.203cm" svg:height="1cm" svg:x="33.877cm" svg:y="13.96cm" svg:viewBox="0 0 5204 1001" draw:points="5204,794 5204,1001 0,1001 0,0">
          <text:p/>
        </draw:polyline>
        <draw:polyline draw:style-name="gr15" draw:text-style-name="P1" draw:layer="layout" svg:width="4.577cm" svg:height="0.206cm" svg:x="29.18cm" svg:y="12.613cm" svg:viewBox="0 0 4578 207" draw:points="0,207 2521,207 2521,0 4578,0">
          <text:p/>
        </draw:polyline>
        <draw:path draw:style-name="gr15" draw:text-style-name="P1" draw:layer="layout" svg:width="4.577cm" svg:height="0.897cm" svg:x="29.18cm" svg:y="12.979cm" svg:viewBox="0 0 4578 898" svg:d="M0 898h2320c0-15 3-29 11-42 7-13 18-23 30-30 13-8 27-12 42-12s29 4 42 12c12 7 23 17 30 30 8 13 12 27 12 42h1040v-898h1051">
          <text:p/>
        </draw:path>
        <draw:polyline draw:style-name="gr1" draw:text-style-name="P1" draw:layer="layout" svg:width="0.408cm" svg:height="0.908cm" svg:x="46.36cm" svg:y="16.38cm" svg:viewBox="0 0 409 909" draw:points="0,0 0,589 409,909">
          <text:p/>
        </draw:polyline>
        <draw:line draw:style-name="gr1" draw:text-style-name="P1" draw:layer="layout" svg:x1="46.36cm" svg:y1="17.38cm" svg:x2="46.36cm" svg:y2="17.879cm">
          <text:p/>
        </draw:line>
        <draw:line draw:style-name="gr1" draw:text-style-name="P1" draw:layer="layout" svg:x1="46.36cm" svg:y1="16.38cm" svg:x2="45.86cm" svg:y2="16.38cm">
          <text:p/>
        </draw:line>
        <draw:line draw:style-name="gr1" draw:text-style-name="P1" draw:layer="layout" svg:x1="46.36cm" svg:y1="17.88cm" svg:x2="45.86cm" svg:y2="17.88cm">
          <text:p/>
        </draw:line>
        <draw:g>
          <draw:polygon draw:style-name="gr6" draw:text-style-name="P3" draw:layer="layout" svg:width="0.1cm" svg:height="0.559cm" svg:x="40.948cm" svg:y="16.506cm" svg:viewBox="0 0 101 560" draw:points="0,560 101,560 101,0 0,0">
            <text:p/>
          </draw:polygon>
          <draw:polygon draw:style-name="gr7" draw:text-style-name="P1" draw:layer="layout" svg:width="0.1cm" svg:height="0.559cm" svg:x="40.948cm" svg:y="16.506cm" svg:viewBox="0 0 101 560" draw:points="0,560 101,560 101,0 0,0">
            <text:p/>
          </draw:polygon>
        </draw:g>
        <draw:g>
          <draw:polygon draw:style-name="gr6" draw:text-style-name="P3" draw:layer="layout" svg:width="0.1cm" svg:height="0.559cm" svg:x="41.148cm" svg:y="16.506cm" svg:viewBox="0 0 101 560" draw:points="0,560 101,560 101,0 0,0">
            <text:p/>
          </draw:polygon>
          <draw:polygon draw:style-name="gr7" draw:text-style-name="P1" draw:layer="layout" svg:width="0.1cm" svg:height="0.559cm" svg:x="41.148cm" svg:y="16.506cm" svg:viewBox="0 0 101 560" draw:points="0,560 101,560 101,0 0,0">
            <text:p/>
          </draw:polygon>
        </draw:g>
        <draw:polyline draw:style-name="gr4" draw:text-style-name="P1" draw:layer="layout" svg:width="4.612cm" svg:height="0.901cm" svg:x="41.248cm" svg:y="16.979cm" svg:viewBox="0 0 4613 902" draw:points="4613,902 2915,902 2915,0 0,0">
          <text:p/>
        </draw:polyline>
        <draw:polyline draw:style-name="gr16" draw:text-style-name="P1" draw:layer="layout" svg:width="5.2cm" svg:height="0.495cm" svg:x="41.068cm" svg:y="15.685cm" svg:viewBox="0 0 5201 496" draw:points="0,496 0,0 5201,0 5201,301">
          <text:p/>
        </draw:polyline>
        <draw:polyline draw:style-name="gr16" draw:text-style-name="P1" draw:layer="layout" svg:width="5.286cm" svg:height="1cm" svg:x="41.068cm" svg:y="17.935cm" svg:viewBox="0 0 5287 1001" draw:points="5287,794 5287,1001 0,1001 0,0">
          <text:p/>
        </draw:polyline>
        <draw:polyline draw:style-name="gr15" draw:text-style-name="P1" draw:layer="layout" svg:width="11.713cm" svg:height="1.137cm" svg:x="29.235cm" svg:y="15.455cm" svg:viewBox="0 0 11714 1138" draw:points="0,0 4840,0 4840,1138 11714,1138">
          <text:p/>
        </draw:polyline>
        <draw:polyline draw:style-name="gr15" draw:text-style-name="P1" draw:layer="layout" svg:width="11.713cm" svg:height="0.435cm" svg:x="29.235cm" svg:y="16.544cm" svg:viewBox="0 0 11714 436" draw:points="0,0 3715,0 3715,436 11714,436">
          <text:p/>
        </draw:polyline>
        <draw:frame draw:style-name="gr8" draw:text-style-name="P1" draw:layer="layout" svg:width="0.98cm" svg:height="0.963cm" svg:x="33.45cm" svg:y="13.125cm">
          <draw:text-box>
            <text:p text:style-name="P2"><text:span text:style-name="T3">RCA</text:span></text:p>
            <text:p text:style-name="P2"><text:span text:style-name="T3">2pin</text:span></text:p>
          </draw:text-box>
        </draw:frame>
        <draw:frame draw:style-name="gr8" draw:text-style-name="P1" draw:layer="layout" svg:width="0.98cm" svg:height="0.963cm" svg:x="40.7cm" svg:y="18.125cm">
          <draw:text-box>
            <text:p text:style-name="P2"><text:span text:style-name="T3">RCA</text:span></text:p>
            <text:p text:style-name="P2"><text:span text:style-name="T3">2pin</text:span></text:p>
          </draw:text-box>
        </draw:frame>
        <draw:polyline draw:style-name="gr1" draw:text-style-name="P1" draw:layer="layout" svg:width="0.408cm" svg:height="0.908cm" svg:x="39.219cm" svg:y="19.005cm" svg:viewBox="0 0 409 909" draw:points="0,0 0,589 409,909">
          <text:p/>
        </draw:polyline>
        <draw:line draw:style-name="gr1" draw:text-style-name="P1" draw:layer="layout" svg:x1="39.219cm" svg:y1="20.005cm" svg:x2="39.219cm" svg:y2="20.504cm">
          <text:p/>
        </draw:line>
        <draw:line draw:style-name="gr1" draw:text-style-name="P1" draw:layer="layout" svg:x1="39.219cm" svg:y1="19.005cm" svg:x2="38.719cm" svg:y2="19.005cm">
          <text:p/>
        </draw:line>
        <draw:line draw:style-name="gr1" draw:text-style-name="P1" draw:layer="layout" svg:x1="39.218cm" svg:y1="20.505cm" svg:x2="38.719cm" svg:y2="20.505cm">
          <text:p/>
        </draw:line>
        <draw:frame draw:style-name="gr5" draw:text-style-name="P1" draw:layer="layout" svg:width="1.6cm" svg:height="0.623cm" draw:transform="rotate (-1.5707963267949) translate (40.284cm 19.21cm)">
          <draw:text-box>
            <text:p text:style-name="P2"><text:span text:style-name="T3">(желтый)</text:span></text:p>
          </draw:text-box>
        </draw:frame>
        <draw:g>
          <draw:polygon draw:style-name="gr6" draw:text-style-name="P3" draw:layer="layout" svg:width="0.1cm" svg:height="0.579cm" svg:x="33.807cm" svg:y="19.131cm" svg:viewBox="0 0 101 580" draw:points="0,580 101,580 101,0 0,0">
            <text:p/>
          </draw:polygon>
          <draw:polygon draw:style-name="gr7" draw:text-style-name="P1" draw:layer="layout" svg:width="0.1cm" svg:height="0.579cm" svg:x="33.807cm" svg:y="19.131cm" svg:viewBox="0 0 101 580" draw:points="0,580 101,580 101,0 0,0">
            <text:p/>
          </draw:polygon>
        </draw:g>
        <draw:g>
          <draw:polygon draw:style-name="gr6" draw:text-style-name="P3" draw:layer="layout" svg:width="0.1cm" svg:height="0.579cm" svg:x="34.007cm" svg:y="19.131cm" svg:viewBox="0 0 101 580" draw:points="0,580 101,580 101,0 0,0">
            <text:p/>
          </draw:polygon>
          <draw:polygon draw:style-name="gr7" draw:text-style-name="P1" draw:layer="layout" svg:width="0.1cm" svg:height="0.579cm" svg:x="34.007cm" svg:y="19.131cm" svg:viewBox="0 0 101 580" draw:points="0,580 101,580 101,0 0,0">
            <text:p/>
          </draw:polygon>
        </draw:g>
        <draw:polyline draw:style-name="gr4" draw:text-style-name="P1" draw:layer="layout" svg:width="4.612cm" svg:height="0.884cm" svg:x="34.107cm" svg:y="19.621cm" svg:viewBox="0 0 4613 885" draw:points="4613,885 2915,885 2915,0 0,0">
          <text:p/>
        </draw:polyline>
        <draw:polyline draw:style-name="gr16" draw:text-style-name="P1" draw:layer="layout" svg:width="5.2cm" svg:height="0.495cm" svg:x="33.927cm" svg:y="18.31cm" svg:viewBox="0 0 5201 496" draw:points="0,496 0,0 5201,0 5201,301">
          <text:p/>
        </draw:polyline>
        <draw:polyline draw:style-name="gr16" draw:text-style-name="P1" draw:layer="layout" svg:width="5.183cm" svg:height="0.88cm" svg:x="33.927cm" svg:y="20.81cm" svg:viewBox="0 0 5184 881" draw:points="5184,698 5184,881 0,881 0,0">
          <text:p/>
        </draw:polyline>
        <draw:frame draw:style-name="gr8" draw:text-style-name="P1" draw:layer="layout" svg:width="0.98cm" svg:height="0.963cm" svg:x="33.5cm" svg:y="19.828cm">
          <draw:text-box>
            <text:p text:style-name="P2"><text:span text:style-name="T3">RCA</text:span></text:p>
            <text:p text:style-name="P2"><text:span text:style-name="T3">2pin</text:span></text:p>
          </draw:text-box>
        </draw:frame>
        <draw:polyline draw:style-name="gr15" draw:text-style-name="P1" draw:layer="layout" svg:width="4.577cm" svg:height="1.004cm" svg:x="29.23cm" svg:y="18.216cm" svg:viewBox="0 0 4578 1005" draw:points="0,0 2471,0 2471,1005 4578,1005">
          <text:p/>
        </draw:polyline>
        <draw:polyline draw:style-name="gr15" draw:text-style-name="P1" draw:layer="layout" svg:width="4.577cm" svg:height="0.264cm" svg:x="29.23cm" svg:y="19.357cm" svg:viewBox="0 0 4578 265" draw:points="0,0 2220,0 2220,265 4578,265">
          <text:p/>
        </draw:polyline>
        <draw:frame draw:style-name="gr17" draw:text-style-name="P1" draw:layer="layout" svg:width="0.651cm" svg:height="0.542cm" svg:x="35.924cm" svg:y="18.539cm">
          <draw:text-box>
            <text:p text:style-name="P2"><text:span text:style-name="T6">vcc</text:span></text:p>
          </draw:text-box>
        </draw:frame>
        <draw:frame draw:style-name="gr17" draw:text-style-name="P1" draw:layer="layout" svg:width="0.651cm" svg:height="0.542cm" svg:x="35.849cm" svg:y="19.168cm">
          <draw:text-box>
            <text:p text:style-name="P2"><text:span text:style-name="T6">gnd</text:span></text:p>
          </draw:text-box>
        </draw:frame>
        <draw:frame draw:style-name="gr17" draw:text-style-name="P1" draw:layer="layout" svg:width="0.651cm" svg:height="0.542cm" svg:x="44.45cm" svg:y="9.318cm">
          <draw:text-box>
            <text:p text:style-name="P2"><text:span text:style-name="T6">vcc</text:span></text:p>
          </draw:text-box>
        </draw:frame>
        <draw:frame draw:style-name="gr17" draw:text-style-name="P1" draw:layer="layout" svg:width="0.651cm" svg:height="0.542cm" svg:x="44.45cm" svg:y="10.809cm">
          <draw:text-box>
            <text:p text:style-name="P2"><text:span text:style-name="T6">gnd</text:span></text:p>
          </draw:text-box>
        </draw:frame>
        <draw:frame draw:style-name="gr17" draw:text-style-name="P1" draw:layer="layout" svg:width="0.651cm" svg:height="0.542cm" svg:x="36.2cm" svg:y="11.939cm">
          <draw:text-box>
            <text:p text:style-name="P2"><text:span text:style-name="T6">vcc</text:span></text:p>
          </draw:text-box>
        </draw:frame>
        <draw:frame draw:style-name="gr17" draw:text-style-name="P1" draw:layer="layout" svg:width="0.651cm" svg:height="0.542cm" svg:x="36.049cm" svg:y="12.939cm">
          <draw:text-box>
            <text:p text:style-name="P2"><text:span text:style-name="T6">gnd</text:span></text:p>
          </draw:text-box>
        </draw:frame>
        <draw:frame draw:style-name="gr17" draw:text-style-name="P1" draw:layer="layout" svg:width="0.651cm" svg:height="0.542cm" svg:x="42.779cm" svg:y="15.914cm">
          <draw:text-box>
            <text:p text:style-name="P2"><text:span text:style-name="T6">vcc</text:span></text:p>
          </draw:text-box>
        </draw:frame>
        <draw:frame draw:style-name="gr17" draw:text-style-name="P1" draw:layer="layout" svg:width="0.651cm" svg:height="0.542cm" svg:x="42.703cm" svg:y="16.914cm">
          <draw:text-box>
            <text:p text:style-name="P2"><text:span text:style-name="T6">gnd</text:span></text:p>
          </draw:text-box>
        </draw:frame>
        <draw:g>
          <draw:g>
            <draw:polygon draw:style-name="gr6" draw:text-style-name="P3" draw:layer="layout" svg:width="1.2cm" svg:height="0.405cm" svg:x="17.8cm" svg:y="9.798cm" svg:viewBox="0 0 1201 406" draw:points="0,406 1201,406 1201,0 0,0">
              <text:p/>
            </draw:polygon>
            <draw:polygon draw:style-name="gr12" draw:text-style-name="P1" draw:layer="layout" svg:width="1.2cm" svg:height="0.405cm" svg:x="17.8cm" svg:y="9.798cm" svg:viewBox="0 0 1201 406" draw:points="0,406 1201,406 1201,0 0,0">
              <text:p/>
            </draw:polygon>
          </draw:g>
          <draw:frame draw:style-name="gr18" draw:text-style-name="P1" draw:layer="layout" svg:width="1.2cm" svg:height="0.623cm" svg:x="17.8cm" svg:y="9.689cm">
            <draw:text-box>
              <text:p text:style-name="P2"><text:span text:style-name="T3">1 Ом</text:span></text:p>
            </draw:text-box>
          </draw:frame>
        </draw:g>
        <draw:polyline draw:style-name="gr4" draw:text-style-name="P1" draw:layer="layout" svg:width="0.8cm" svg:height="1.399cm" svg:x="17cm" svg:y="10.051cm" svg:viewBox="0 0 801 1400" draw:points="801,0 0,0 0,1400">
          <text:p/>
        </draw:polyline>
        <draw:g>
          <draw:g>
            <draw:polygon draw:style-name="gr6" draw:text-style-name="P3" draw:layer="layout" svg:width="1.2cm" svg:height="0.405cm" svg:x="15.65cm" svg:y="9.297cm" svg:viewBox="0 0 1201 406" draw:points="0,406 1201,406 1201,0 0,0">
              <text:p/>
            </draw:polygon>
            <draw:polygon draw:style-name="gr12" draw:text-style-name="P1" draw:layer="layout" svg:width="1.2cm" svg:height="0.405cm" svg:x="15.65cm" svg:y="9.297cm" svg:viewBox="0 0 1201 406" draw:points="0,406 1201,406 1201,0 0,0">
              <text:p/>
            </draw:polygon>
          </draw:g>
          <draw:frame draw:style-name="gr18" draw:text-style-name="P1" draw:layer="layout" svg:width="1.2cm" svg:height="0.623cm" svg:x="15.65cm" svg:y="9.188cm">
            <draw:text-box>
              <text:p text:style-name="P2"><text:span text:style-name="T3">1 Ом</text:span></text:p>
            </draw:text-box>
          </draw:frame>
        </draw:g>
        <draw:polyline draw:style-name="gr4" draw:text-style-name="P1" draw:layer="layout" svg:width="0.65cm" svg:height="1.899cm" svg:x="15cm" svg:y="9.551cm" svg:viewBox="0 0 651 1900" draw:points="651,0 0,0 0,1900">
          <text:p/>
        </draw:polyline>
        <draw:g>
          <draw:g>
            <draw:polygon draw:style-name="gr6" draw:text-style-name="P3" draw:layer="layout" svg:width="1.2cm" svg:height="0.405cm" svg:x="13.8cm" svg:y="8.845cm" svg:viewBox="0 0 1201 406" draw:points="0,406 1201,406 1201,0 0,0">
              <text:p/>
            </draw:polygon>
            <draw:polygon draw:style-name="gr12" draw:text-style-name="P1" draw:layer="layout" svg:width="1.2cm" svg:height="0.405cm" svg:x="13.8cm" svg:y="8.845cm" svg:viewBox="0 0 1201 406" draw:points="0,406 1201,406 1201,0 0,0">
              <text:p/>
            </draw:polygon>
          </draw:g>
          <draw:frame draw:style-name="gr18" draw:text-style-name="P1" draw:layer="layout" svg:width="1.2cm" svg:height="0.623cm" svg:x="13.8cm" svg:y="8.736cm">
            <draw:text-box>
              <text:p text:style-name="P2"><text:span text:style-name="T3">1 Ом</text:span></text:p>
            </draw:text-box>
          </draw:frame>
        </draw:g>
        <draw:path draw:style-name="gr4" draw:text-style-name="P1" draw:layer="layout" svg:width="0.8cm" svg:height="2.436cm" svg:x="13cm" svg:y="9.015cm" svg:viewBox="0 0 801 2437" svg:d="M801 84h-264c0-15-4-29-12-42-7-12-17-23-30-30-13-8-27-12-42-12s-29 4-42 12c-12 7-23 18-30 30-8 13-12 27-12 42h-369v2353">
          <text:p/>
        </draw:path>
        <draw:g>
          <draw:g>
            <draw:polygon draw:style-name="gr6" draw:text-style-name="P3" draw:layer="layout" svg:width="1.2cm" svg:height="0.405cm" svg:x="13.5cm" svg:y="16.345cm" svg:viewBox="0 0 1201 406" draw:points="0,406 1201,406 1201,0 0,0">
              <text:p/>
            </draw:polygon>
            <draw:polygon draw:style-name="gr12" draw:text-style-name="P1" draw:layer="layout" svg:width="1.2cm" svg:height="0.405cm" svg:x="13.5cm" svg:y="16.345cm" svg:viewBox="0 0 1201 406" draw:points="0,406 1201,406 1201,0 0,0">
              <text:p/>
            </draw:polygon>
          </draw:g>
          <draw:frame draw:style-name="gr18" draw:text-style-name="P1" draw:layer="layout" svg:width="1.2cm" svg:height="0.623cm" svg:x="13.5cm" svg:y="16.236cm">
            <draw:text-box>
              <text:p text:style-name="P2"><text:span text:style-name="T3">1 Ом</text:span></text:p>
            </draw:text-box>
          </draw:frame>
        </draw:g>
        <draw:polyline draw:style-name="gr4" draw:text-style-name="P1" draw:layer="layout" svg:width="1.5cm" svg:height="3.148cm" svg:x="12cm" svg:y="13.45cm" svg:viewBox="0 0 1501 3149" draw:points="1501,3149 0,3149 0,0">
          <text:p/>
        </draw:polyline>
        <draw:path draw:style-name="gr4" draw:text-style-name="P1" draw:layer="layout" svg:width="5.804cm" svg:height="0.1cm" svg:x="23.131cm" svg:y="16.461cm" svg:viewBox="0 0 5805 101" svg:d="M5805 85h-4565c0-15-4-30-11-42-7-13-18-24-31-31-12-8-27-12-41-12-15 0-29 4-42 12-13 7-23 18-31 31-7 12-11 27-11 42h-1073v16">
          <text:p/>
        </draw:path>
        <draw:path draw:style-name="gr4" draw:text-style-name="P1" draw:layer="layout" svg:width="5.749cm" svg:height="0.097cm" svg:x="23.131cm" svg:y="13.78cm" svg:viewBox="0 0 5750 98" svg:d="M5750 98l-4510-12c0-15-4-30-11-43s-18-24-31-31c-12-8-27-12-41-12-15 0-29 4-42 12-13 7-23 18-31 31-7 13-11 28-11 43l-1073-3">
          <text:p/>
        </draw:path>
        <draw:path draw:style-name="gr4" draw:text-style-name="P1" draw:layer="layout" svg:width="11.25cm" svg:height="5.433cm" svg:x="15cm" svg:y="3.667cm" svg:viewBox="0 0 11251 5434" svg:d="M11251 894v-810h-1880c0-15-4-29-11-41-8-13-18-24-31-31-12-7-27-11-41-11-15 0-29 4-42 11-12 7-23 18-30 31-7 12-11 26-11 41h-990c0-15-4-29-11-42-8-12-18-23-31-30-13-8-27-12-42-12-14 0-29 4-42 12-12 7-23 18-30 30-7 13-11 27-11 42h-5461v5350h-2587">
          <text:p/>
        </draw:path>
        <draw:polyline draw:style-name="gr4" draw:text-style-name="P1" draw:layer="layout" svg:width="2.93cm" svg:height="0.023cm" svg:x="25.9cm" svg:y="10.06cm" svg:viewBox="0 0 2931 24" draw:points="2931,24 2744,24 2744,0 0,0">
          <text:p/>
        </draw:polyline>
        <draw:line draw:style-name="gr4" draw:text-style-name="P1" draw:layer="layout" svg:x1="28.881cm" svg:y1="12.819cm" svg:x2="26.4cm" svg:y2="12.81cm">
          <text:p/>
        </draw:line>
        <draw:polyline draw:style-name="gr4" draw:text-style-name="P1" draw:layer="layout" svg:width="2.635cm" svg:height="0.125cm" svg:x="26.3cm" svg:y="15.335cm" svg:viewBox="0 0 2636 126" draw:points="2636,120 2227,120 2227,0 1175,0 1175,126 0,126">
          <text:p/>
        </draw:polyline>
        <draw:g>
          <draw:g>
            <draw:polygon draw:style-name="gr6" draw:text-style-name="P3" draw:layer="layout" svg:width="1.2cm" svg:height="0.4cm" svg:x="24.7cm" svg:y="9.81cm" svg:viewBox="0 0 1201 401" draw:points="0,401 1201,401 1201,0 0,0">
              <text:p/>
            </draw:polygon>
            <draw:polygon draw:style-name="gr12" draw:text-style-name="P1" draw:layer="layout" svg:width="1.2cm" svg:height="0.4cm" svg:x="24.7cm" svg:y="9.81cm" svg:viewBox="0 0 1201 401" draw:points="0,401 1201,401 1201,0 0,0">
              <text:p/>
            </draw:polygon>
          </draw:g>
          <draw:frame draw:style-name="gr13" draw:text-style-name="P1" draw:layer="layout" svg:width="1.2cm" svg:height="0.623cm" svg:x="24.7cm" svg:y="9.698cm">
            <draw:text-box>
              <text:p text:style-name="P2"><text:span text:style-name="T3">10 кОм</text:span></text:p>
            </draw:text-box>
          </draw:frame>
        </draw:g>
        <draw:line draw:style-name="gr4" draw:text-style-name="P1" draw:layer="layout" svg:x1="24.699cm" svg:y1="10.06cm" svg:x2="24.287cm" svg:y2="10.06cm">
          <text:p/>
        </draw:line>
        <draw:path draw:style-name="gr4" draw:text-style-name="P1" draw:layer="layout" svg:width="7.5cm" svg:height="0.894cm" svg:x="19cm" svg:y="9.167cm" svg:viewBox="0 0 7501 895" svg:d="M0 885h1855v-801h2193c0-15 3-29 11-42 7-12 18-23 30-30 13-8 27-12 42-12s29 4 42 12c13 7 23 18 30 30 8 13 12 27 12 42h990c0-14 4-29 11-41 7-13 18-24 30-31 13-7 27-11 42-11 14 0 29 4 41 11 13 7 23 18 31 31 7 12 11 27 11 41h2130v811">
          <text:p/>
        </draw:path>
        <draw:g>
          <draw:g>
            <draw:polygon draw:style-name="gr6" draw:text-style-name="P3" draw:layer="layout" svg:width="1.2cm" svg:height="0.4cm" svg:x="25.2cm" svg:y="12.56cm" svg:viewBox="0 0 1201 401" draw:points="0,401 1201,401 1201,0 0,0">
              <text:p/>
            </draw:polygon>
            <draw:polygon draw:style-name="gr12" draw:text-style-name="P1" draw:layer="layout" svg:width="1.2cm" svg:height="0.4cm" svg:x="25.2cm" svg:y="12.56cm" svg:viewBox="0 0 1201 401" draw:points="0,401 1201,401 1201,0 0,0">
              <text:p/>
            </draw:polygon>
          </draw:g>
          <draw:frame draw:style-name="gr13" draw:text-style-name="P1" draw:layer="layout" svg:width="1.2cm" svg:height="0.623cm" svg:x="25.2cm" svg:y="12.448cm">
            <draw:text-box>
              <text:p text:style-name="P2"><text:span text:style-name="T3">10 кОм</text:span></text:p>
            </draw:text-box>
          </draw:frame>
        </draw:g>
        <draw:line draw:style-name="gr4" draw:text-style-name="P1" draw:layer="layout" svg:x1="25.199cm" svg:y1="12.81cm" svg:x2="24.287cm" svg:y2="12.81cm">
          <text:p/>
        </draw:line>
        <draw:path draw:style-name="gr4" draw:text-style-name="P1" draw:layer="layout" svg:width="9.65cm" svg:height="3.147cm" svg:x="16.85cm" svg:y="6.405cm" svg:viewBox="0 0 9651 3148" svg:d="M0 3148h3225v-3064h2973c0-15 4-29 11-42 7-12 18-23 30-30 13-8 27-12 42-12s29 4 42 12c13 7 23 18 30 30 8 13 12 27 12 42h990c0-15 4-29 11-41 7-13 18-24 30-31 13-7 27-11 42-11 14 0 29 4 41 11 13 7 23 18 31 31 7 12 11 26 11 41h2130v873">
          <text:p/>
        </draw:path>
        <draw:g>
          <draw:g>
            <draw:polygon draw:style-name="gr6" draw:text-style-name="P3" draw:layer="layout" svg:width="1.2cm" svg:height="0.4cm" svg:x="25.1cm" svg:y="15.21cm" svg:viewBox="0 0 1201 401" draw:points="0,401 1201,401 1201,0 0,0">
              <text:p/>
            </draw:polygon>
            <draw:polygon draw:style-name="gr12" draw:text-style-name="P1" draw:layer="layout" svg:width="1.2cm" svg:height="0.4cm" svg:x="25.1cm" svg:y="15.21cm" svg:viewBox="0 0 1201 401" draw:points="0,401 1201,401 1201,0 0,0">
              <text:p/>
            </draw:polygon>
          </draw:g>
          <draw:frame draw:style-name="gr13" draw:text-style-name="P1" draw:layer="layout" svg:width="1.2cm" svg:height="0.623cm" svg:x="25.1cm" svg:y="15.098cm">
            <draw:text-box>
              <text:p text:style-name="P2"><text:span text:style-name="T3">10 кОм</text:span></text:p>
            </draw:text-box>
          </draw:frame>
        </draw:g>
        <draw:line draw:style-name="gr4" draw:text-style-name="P1" draw:layer="layout" svg:x1="25.099cm" svg:y1="15.46cm" svg:x2="24.287cm" svg:y2="15.46cm">
          <text:p/>
        </draw:line>
        <draw:path draw:style-name="gr4" draw:text-style-name="P1" draw:layer="layout" svg:width="10.25cm" svg:height="0.591cm" svg:x="16.75cm" svg:y="15.46cm" svg:viewBox="0 0 10251 592" svg:d="M0 592h4566c0-15 4-29 12-42 7-13 18-23 30-31 13-7 27-11 42-11s29 4 42 11c12 8 23 18 30 31 8 13 11 27 11 42h1565c0-15 3-29 11-42 7-13 18-23 30-31 13-7 27-11 42-11s29 4 42 11c13 8 23 18 30 31 8 13 12 27 12 42h990c0-15 4-29 11-42 7-12 18-23 30-30 13-7 27-11 42-11 14 0 29 4 41 11 13 7 23 18 31 30 7 13 11 27 11 42h2630v-592">
          <text:p/>
        </draw:path>
        <draw:g>
          <draw:g>
            <draw:polygon draw:style-name="gr6" draw:text-style-name="P3" draw:layer="layout" svg:width="1.2cm" svg:height="0.4cm" svg:x="24.6cm" svg:y="17.96cm" svg:viewBox="0 0 1201 401" draw:points="0,401 1201,401 1201,0 0,0">
              <text:p/>
            </draw:polygon>
            <draw:polygon draw:style-name="gr12" draw:text-style-name="P1" draw:layer="layout" svg:width="1.2cm" svg:height="0.4cm" svg:x="24.6cm" svg:y="17.96cm" svg:viewBox="0 0 1201 401" draw:points="0,401 1201,401 1201,0 0,0">
              <text:p/>
            </draw:polygon>
          </draw:g>
          <draw:frame draw:style-name="gr13" draw:text-style-name="P1" draw:layer="layout" svg:width="1.2cm" svg:height="0.623cm" svg:x="24.6cm" svg:y="17.848cm">
            <draw:text-box>
              <text:p text:style-name="P2"><text:span text:style-name="T3">10 кОм</text:span></text:p>
            </draw:text-box>
          </draw:frame>
        </draw:g>
        <draw:polyline draw:style-name="gr4" draw:text-style-name="P1" draw:layer="layout" svg:width="3.13cm" svg:height="0.006cm" svg:x="25.8cm" svg:y="18.21cm" svg:viewBox="0 0 3131 7" draw:points="0,0 375,0 375,7 3131,7">
          <text:p/>
        </draw:polyline>
        <draw:path draw:style-name="gr4" draw:text-style-name="P1" draw:layer="layout" svg:width="11.8cm" svg:height="1.618cm" svg:x="14.7cm" svg:y="16.598cm" svg:viewBox="0 0 11801 1619" svg:d="M0 0h3775v781h2842c0-14 3-29 11-41 7-13 18-24 30-31 13-7 27-11 42-11s29 4 42 11 23 18 30 31c8 12 12 27 12 41h1564c0-14 4-29 11-41 7-13 18-24 30-31 13-7 28-11 42-11 15 0 29 4 42 11s23 18 31 31c7 12 11 27 11 41h990c0-14 4-28 11-41s18-23 30-30c13-8 27-12 42-12 14 0 29 4 41 12 13 7 23 17 31 30 7 13 11 27 11 41h2130v838">
          <text:p/>
        </draw:path>
        <draw:polyline draw:style-name="gr4" draw:text-style-name="P1" draw:layer="layout" svg:width="4.612cm" svg:height="0.184cm" svg:x="41.38cm" svg:y="9.71cm" svg:viewBox="0 0 4613 185" draw:points="0,185 2071,185 2071,0 4613,0">
          <text:p/>
        </draw:polyline>
        <draw:polyline draw:style-name="gr4" draw:text-style-name="P1" draw:layer="layout" svg:width="4.612cm" svg:height="0.208cm" svg:x="34.057cm" svg:y="12.405cm" svg:viewBox="0 0 4613 209" draw:points="0,209 1152,209 1152,0 4613,0">
          <text:p/>
        </draw:polyline>
        <draw:polyline draw:style-name="gr4" draw:text-style-name="P1" draw:layer="layout" svg:width="4.612cm" svg:height="0.212cm" svg:x="41.248cm" svg:y="16.38cm" svg:viewBox="0 0 4613 213" draw:points="0,213 1152,213 1152,0 4613,0">
          <text:p/>
        </draw:polyline>
        <draw:polyline draw:style-name="gr4" draw:text-style-name="P1" draw:layer="layout" svg:width="4.612cm" svg:height="0.215cm" svg:x="34.107cm" svg:y="19.005cm" svg:viewBox="0 0 4613 216" draw:points="0,216 1152,216 1152,0 4613,0">
          <text:p/>
        </draw:polyline>
        <draw:line draw:style-name="gr12" draw:text-style-name="P1" draw:layer="layout" svg:x1="28.299cm" svg:y1="10.46cm" svg:x2="27.7cm" svg:y2="10.46cm">
          <text:p/>
        </draw:line>
        <draw:line draw:style-name="gr12" draw:text-style-name="P1" draw:layer="layout" svg:x1="28.299cm" svg:y1="10.56cm" svg:x2="27.7cm" svg:y2="10.56cm">
          <text:p/>
        </draw:line>
        <draw:line draw:style-name="gr19" draw:text-style-name="P1" draw:layer="layout" svg:x1="28cm" svg:y1="10.56cm" svg:x2="28cm" svg:y2="10.809cm">
          <text:p/>
        </draw:line>
        <draw:line draw:style-name="gr19" draw:text-style-name="P1" draw:layer="layout" svg:x1="28cm" svg:y1="10.459cm" svg:x2="28cm" svg:y2="10.21cm">
          <text:p/>
        </draw:line>
        <draw:polygon draw:style-name="gr4" draw:text-style-name="P1" draw:layer="layout" svg:width="0cm" svg:height="0cm" svg:x="28cm" svg:y="10.21cm" svg:viewBox="0 0 0 0" draw:points="0,0">
          <text:p/>
        </draw:polygon>
        <draw:polygon draw:style-name="gr4" draw:text-style-name="P1" draw:layer="layout" svg:width="0cm" svg:height="0cm" svg:x="28cm" svg:y="10.81cm" svg:viewBox="0 0 0 0" draw:points="0,0">
          <text:p/>
        </draw:polygon>
        <draw:frame draw:style-name="gr5" draw:text-style-name="P1" draw:layer="layout" svg:width="1.1cm" svg:height="0.623cm" svg:x="26.6cm" svg:y="10.176cm">
          <draw:text-box>
            <text:p text:style-name="P2"><text:span text:style-name="T3">1 мкФ</text:span></text:p>
          </draw:text-box>
        </draw:frame>
        <draw:line draw:style-name="gr4" draw:text-style-name="P1" draw:layer="layout" svg:x1="28cm" svg:y1="10.209cm" svg:x2="28cm" svg:y2="10.06cm">
          <text:p/>
        </draw:line>
        <draw:line draw:style-name="gr4" draw:text-style-name="P1" draw:layer="layout" svg:x1="28cm" svg:y1="10.81cm" svg:x2="28cm" svg:y2="11.089cm">
          <text:p/>
        </draw:line>
        <draw:line draw:style-name="gr12" draw:text-style-name="P1" draw:layer="layout" svg:x1="28.399cm" svg:y1="13.36cm" svg:x2="27.8cm" svg:y2="13.36cm">
          <text:p/>
        </draw:line>
        <draw:line draw:style-name="gr12" draw:text-style-name="P1" draw:layer="layout" svg:x1="28.399cm" svg:y1="13.46cm" svg:x2="27.8cm" svg:y2="13.46cm">
          <text:p/>
        </draw:line>
        <draw:line draw:style-name="gr19" draw:text-style-name="P1" draw:layer="layout" svg:x1="28.1cm" svg:y1="13.46cm" svg:x2="28.1cm" svg:y2="13.709cm">
          <text:p/>
        </draw:line>
        <draw:line draw:style-name="gr19" draw:text-style-name="P1" draw:layer="layout" svg:x1="28.1cm" svg:y1="13.359cm" svg:x2="28.1cm" svg:y2="13.11cm">
          <text:p/>
        </draw:line>
        <draw:frame draw:style-name="gr5" draw:text-style-name="P1" draw:layer="layout" svg:width="1.1cm" svg:height="0.623cm" svg:x="26.7cm" svg:y="13.076cm">
          <draw:text-box>
            <text:p text:style-name="P2"><text:span text:style-name="T3">1 мкФ</text:span></text:p>
          </draw:text-box>
        </draw:frame>
        <draw:line draw:style-name="gr4" draw:text-style-name="P1" draw:layer="layout" svg:x1="28.1cm" svg:y1="13.109cm" svg:x2="28.1cm" svg:y2="12.81cm">
          <text:p/>
        </draw:line>
        <draw:line draw:style-name="gr4" draw:text-style-name="P1" draw:layer="layout" svg:x1="28.1cm" svg:y1="13.71cm" svg:x2="28.1cm" svg:y2="13.875cm">
          <text:p/>
        </draw:line>
        <draw:line draw:style-name="gr12" draw:text-style-name="P1" draw:layer="layout" svg:x1="28.449cm" svg:y1="15.96cm" svg:x2="27.85cm" svg:y2="15.96cm">
          <text:p/>
        </draw:line>
        <draw:line draw:style-name="gr12" draw:text-style-name="P1" draw:layer="layout" svg:x1="28.449cm" svg:y1="16.06cm" svg:x2="27.85cm" svg:y2="16.06cm">
          <text:p/>
        </draw:line>
        <draw:line draw:style-name="gr19" draw:text-style-name="P1" draw:layer="layout" svg:x1="28.15cm" svg:y1="16.06cm" svg:x2="28.15cm" svg:y2="16.309cm">
          <text:p/>
        </draw:line>
        <draw:line draw:style-name="gr19" draw:text-style-name="P1" draw:layer="layout" svg:x1="28.15cm" svg:y1="15.959cm" svg:x2="28.15cm" svg:y2="15.71cm">
          <text:p/>
        </draw:line>
        <draw:frame draw:style-name="gr5" draw:text-style-name="P1" draw:layer="layout" svg:width="1.1cm" svg:height="0.623cm" svg:x="27.05cm" svg:y="15.466cm">
          <draw:text-box>
            <text:p text:style-name="P2"><text:span text:style-name="T3">1 мкФ</text:span></text:p>
          </draw:text-box>
        </draw:frame>
        <draw:polyline draw:style-name="gr4" draw:text-style-name="P1" draw:layer="layout" svg:width="0.05cm" svg:height="0.25cm" svg:x="28.15cm" svg:y="15.46cm" svg:viewBox="0 0 51 251" draw:points="0,251 0,0 51,0">
          <text:p/>
        </draw:polyline>
        <draw:polyline draw:style-name="gr4" draw:text-style-name="P1" draw:layer="layout" svg:width="0.05cm" svg:height="0.234cm" svg:x="28.15cm" svg:y="16.31cm" svg:viewBox="0 0 51 235" draw:points="0,0 0,235 51,235">
          <text:p/>
        </draw:polyline>
        <draw:line draw:style-name="gr12" draw:text-style-name="P1" draw:layer="layout" svg:x1="28.449cm" svg:y1="18.86cm" svg:x2="27.85cm" svg:y2="18.86cm">
          <text:p/>
        </draw:line>
        <draw:line draw:style-name="gr12" draw:text-style-name="P1" draw:layer="layout" svg:x1="28.449cm" svg:y1="18.96cm" svg:x2="27.85cm" svg:y2="18.96cm">
          <text:p/>
        </draw:line>
        <draw:line draw:style-name="gr19" draw:text-style-name="P1" draw:layer="layout" svg:x1="28.15cm" svg:y1="18.96cm" svg:x2="28.15cm" svg:y2="19.209cm">
          <text:p/>
        </draw:line>
        <draw:line draw:style-name="gr19" draw:text-style-name="P1" draw:layer="layout" svg:x1="28.15cm" svg:y1="18.859cm" svg:x2="28.15cm" svg:y2="18.61cm">
          <text:p/>
        </draw:line>
        <draw:frame draw:style-name="gr5" draw:text-style-name="P1" draw:layer="layout" svg:width="1.1cm" svg:height="0.623cm" svg:x="26.75cm" svg:y="18.576cm">
          <draw:text-box>
            <text:p text:style-name="P2"><text:span text:style-name="T3">1 мкФ</text:span></text:p>
          </draw:text-box>
        </draw:frame>
        <draw:polyline draw:style-name="gr4" draw:text-style-name="P1" draw:layer="layout" svg:width="0.05cm" svg:height="0.394cm" svg:x="28.15cm" svg:y="18.216cm" svg:viewBox="0 0 51 395" draw:points="0,395 0,0 51,0">
          <text:p/>
        </draw:polyline>
        <draw:polyline draw:style-name="gr4" draw:text-style-name="P1" draw:layer="layout" svg:width="0.05cm" svg:height="0.147cm" svg:x="28.15cm" svg:y="19.21cm" svg:viewBox="0 0 51 148" draw:points="0,0 0,148 51,148">
          <text:p/>
        </draw:polyline>
        <draw:g>
          <draw:g>
            <draw:polygon draw:style-name="gr6" draw:text-style-name="P3" draw:layer="layout" svg:width="1.2cm" svg:height="0.405cm" svg:x="15.55cm" svg:y="15.798cm" svg:viewBox="0 0 1201 406" draw:points="0,406 1201,406 1201,0 0,0">
              <text:p/>
            </draw:polygon>
            <draw:polygon draw:style-name="gr12" draw:text-style-name="P1" draw:layer="layout" svg:width="1.2cm" svg:height="0.405cm" svg:x="15.55cm" svg:y="15.798cm" svg:viewBox="0 0 1201 406" draw:points="0,406 1201,406 1201,0 0,0">
              <text:p/>
            </draw:polygon>
          </draw:g>
          <draw:frame draw:style-name="gr18" draw:text-style-name="P1" draw:layer="layout" svg:width="1.2cm" svg:height="0.623cm" svg:x="15.55cm" svg:y="15.689cm">
            <draw:text-box>
              <text:p text:style-name="P2"><text:span text:style-name="T3">1 Ом</text:span></text:p>
            </draw:text-box>
          </draw:frame>
        </draw:g>
        <draw:g>
          <draw:g>
            <draw:polygon draw:style-name="gr6" draw:text-style-name="P3" draw:layer="layout" svg:width="1.2cm" svg:height="0.405cm" svg:x="17.8cm" svg:y="15.345cm" svg:viewBox="0 0 1201 406" draw:points="0,406 1201,406 1201,0 0,0">
              <text:p/>
            </draw:polygon>
            <draw:polygon draw:style-name="gr12" draw:text-style-name="P1" draw:layer="layout" svg:width="1.2cm" svg:height="0.405cm" svg:x="17.8cm" svg:y="15.345cm" svg:viewBox="0 0 1201 406" draw:points="0,406 1201,406 1201,0 0,0">
              <text:p/>
            </draw:polygon>
          </draw:g>
          <draw:frame draw:style-name="gr18" draw:text-style-name="P1" draw:layer="layout" svg:width="1.2cm" svg:height="0.623cm" svg:x="17.8cm" svg:y="15.236cm">
            <draw:text-box>
              <text:p text:style-name="P2"><text:span text:style-name="T3">1 Ом</text:span></text:p>
            </draw:text-box>
          </draw:frame>
        </draw:g>
        <draw:polyline draw:style-name="gr4" draw:text-style-name="P1" draw:layer="layout" svg:width="1.8cm" svg:height="2.148cm" svg:x="16cm" svg:y="13.45cm" svg:viewBox="0 0 1801 2149" draw:points="1801,2149 0,2149 0,0">
          <text:p/>
        </draw:polyline>
        <draw:polyline draw:style-name="gr4" draw:text-style-name="P1" draw:layer="layout" svg:width="1.55cm" svg:height="2.601cm" svg:x="14cm" svg:y="13.45cm" svg:viewBox="0 0 1551 2602" draw:points="1551,2602 0,2602 0,0">
          <text:p/>
        </draw:polyline>
        <draw:line draw:style-name="gr14" draw:text-style-name="P1" draw:layer="layout" svg:x1="1cm" svg:y1="0.8cm" svg:x2="29cm" svg:y2="0.8cm">
          <text:p/>
        </draw:line>
        <draw:polyline draw:style-name="gr1" draw:text-style-name="P1" draw:layer="layout" svg:width="0.408cm" svg:height="0.908cm" svg:x="39.112cm" svg:y="6.356cm" svg:viewBox="0 0 409 909" draw:points="0,0 0,589 409,909">
          <text:p/>
        </draw:polyline>
        <draw:line draw:style-name="gr1" draw:text-style-name="P1" draw:layer="layout" svg:x1="39.112cm" svg:y1="7.356cm" svg:x2="39.112cm" svg:y2="7.855cm">
          <text:p/>
        </draw:line>
        <draw:line draw:style-name="gr1" draw:text-style-name="P1" draw:layer="layout" svg:x1="39.112cm" svg:y1="6.356cm" svg:x2="38.612cm" svg:y2="6.356cm">
          <text:p/>
        </draw:line>
        <draw:line draw:style-name="gr1" draw:text-style-name="P1" draw:layer="layout" svg:x1="39.111cm" svg:y1="7.856cm" svg:x2="38.612cm" svg:y2="7.856cm">
          <text:p/>
        </draw:line>
        <draw:g>
          <draw:polygon draw:style-name="gr6" draw:text-style-name="P3" draw:layer="layout" svg:width="0.1cm" svg:height="0.366cm" svg:x="33.7cm" svg:y="6.483cm" svg:viewBox="0 0 101 367" draw:points="0,367 101,367 101,0 0,0">
            <text:p/>
          </draw:polygon>
          <draw:polygon draw:style-name="gr7" draw:text-style-name="P1" draw:layer="layout" svg:width="0.1cm" svg:height="0.366cm" svg:x="33.7cm" svg:y="6.483cm" svg:viewBox="0 0 101 367" draw:points="0,367 101,367 101,0 0,0">
            <text:p/>
          </draw:polygon>
        </draw:g>
        <draw:g>
          <draw:polygon draw:style-name="gr6" draw:text-style-name="P3" draw:layer="layout" svg:width="0.1cm" svg:height="0.374cm" svg:x="33.9cm" svg:y="6.483cm" svg:viewBox="0 0 101 375" draw:points="0,375 101,375 101,0 0,0">
            <text:p/>
          </draw:polygon>
          <draw:polygon draw:style-name="gr7" draw:text-style-name="P1" draw:layer="layout" svg:width="0.1cm" svg:height="0.374cm" svg:x="33.9cm" svg:y="6.483cm" svg:viewBox="0 0 101 375" draw:points="0,375 101,375 101,0 0,0">
            <text:p/>
          </draw:polygon>
        </draw:g>
        <draw:polyline draw:style-name="gr4" draw:text-style-name="P1" draw:layer="layout" svg:width="4.612cm" svg:height="1.057cm" svg:x="34cm" svg:y="6.799cm" svg:viewBox="0 0 4613 1058" draw:points="4613,1058 2841,1058 2841,0 0,0">
          <text:p/>
        </draw:polyline>
        <draw:polyline draw:style-name="gr16" draw:text-style-name="P1" draw:layer="layout" svg:width="5.2cm" svg:height="0.495cm" svg:x="33.82cm" svg:y="5.661cm" svg:viewBox="0 0 5201 496" draw:points="0,496 0,0 5201,0 5201,301">
          <text:p/>
        </draw:polyline>
        <draw:polyline draw:style-name="gr16" draw:text-style-name="P1" draw:layer="layout" svg:width="5.25cm" svg:height="1.33cm" svg:x="33.82cm" svg:y="7.606cm" svg:viewBox="0 0 5251 1331" draw:points="5251,1056 5251,1331 0,1331 0,0">
          <text:p/>
        </draw:polyline>
        <draw:frame draw:style-name="gr17" draw:text-style-name="P1" draw:layer="layout" svg:width="0.651cm" svg:height="0.542cm" svg:x="37.07cm" svg:y="5.964cm">
          <draw:text-box>
            <text:p text:style-name="P2"><text:span text:style-name="T6">vcc</text:span></text:p>
          </draw:text-box>
        </draw:frame>
        <draw:frame draw:style-name="gr17" draw:text-style-name="P1" draw:layer="layout" svg:width="0.651cm" svg:height="0.542cm" svg:x="37.07cm" svg:y="7.455cm">
          <draw:text-box>
            <text:p text:style-name="P2"><text:span text:style-name="T6">gnd</text:span></text:p>
          </draw:text-box>
        </draw:frame>
        <draw:polyline draw:style-name="gr4" draw:text-style-name="P1" draw:layer="layout" svg:width="4.612cm" svg:height="0.184cm" svg:x="34cm" svg:y="6.356cm" svg:viewBox="0 0 4613 185" draw:points="0,185 2071,185 2071,0 4613,0">
          <text:p/>
        </draw:polyline>
        <draw:polyline draw:style-name="gr1" draw:text-style-name="P1" draw:layer="layout" svg:width="0.408cm" svg:height="0.908cm" svg:x="46.646cm" svg:y="3.805cm" svg:viewBox="0 0 409 909" draw:points="0,0 0,589 409,909">
          <text:p/>
        </draw:polyline>
        <draw:line draw:style-name="gr1" draw:text-style-name="P1" draw:layer="layout" svg:x1="46.646cm" svg:y1="4.805cm" svg:x2="46.646cm" svg:y2="5.304cm">
          <text:p/>
        </draw:line>
        <draw:line draw:style-name="gr1" draw:text-style-name="P1" draw:layer="layout" svg:x1="46.646cm" svg:y1="3.805cm" svg:x2="46.146cm" svg:y2="3.805cm">
          <text:p/>
        </draw:line>
        <draw:line draw:style-name="gr1" draw:text-style-name="P1" draw:layer="layout" svg:x1="46.646cm" svg:y1="5.305cm" svg:x2="46.146cm" svg:y2="5.305cm">
          <text:p/>
        </draw:line>
        <draw:g>
          <draw:polygon draw:style-name="gr6" draw:text-style-name="P3" draw:layer="layout" svg:width="0.1cm" svg:height="0.366cm" svg:x="41.235cm" svg:y="3.931cm" svg:viewBox="0 0 101 367" draw:points="0,367 101,367 101,0 0,0">
            <text:p/>
          </draw:polygon>
          <draw:polygon draw:style-name="gr7" draw:text-style-name="P1" draw:layer="layout" svg:width="0.1cm" svg:height="0.366cm" svg:x="41.235cm" svg:y="3.931cm" svg:viewBox="0 0 101 367" draw:points="0,367 101,367 101,0 0,0">
            <text:p/>
          </draw:polygon>
        </draw:g>
        <draw:g>
          <draw:polygon draw:style-name="gr6" draw:text-style-name="P3" draw:layer="layout" svg:width="0.1cm" svg:height="0.374cm" svg:x="41.435cm" svg:y="3.931cm" svg:viewBox="0 0 101 375" draw:points="0,375 101,375 101,0 0,0">
            <text:p/>
          </draw:polygon>
          <draw:polygon draw:style-name="gr7" draw:text-style-name="P1" draw:layer="layout" svg:width="0.1cm" svg:height="0.374cm" svg:x="41.435cm" svg:y="3.931cm" svg:viewBox="0 0 101 375" draw:points="0,375 101,375 101,0 0,0">
            <text:p/>
          </draw:polygon>
        </draw:g>
        <draw:frame draw:style-name="gr8" draw:text-style-name="P1" draw:layer="layout" svg:width="0.98cm" svg:height="0.963cm" svg:x="40.855cm" svg:y="4.323cm">
          <draw:text-box>
            <text:p text:style-name="P2"><text:span text:style-name="T3">RCA</text:span></text:p>
            <text:p text:style-name="P2"><text:span text:style-name="T3">2pin</text:span></text:p>
          </draw:text-box>
        </draw:frame>
        <draw:polyline draw:style-name="gr4" draw:text-style-name="P1" draw:layer="layout" svg:width="4.612cm" svg:height="1.057cm" svg:x="41.535cm" svg:y="4.248cm" svg:viewBox="0 0 4613 1058" draw:points="4613,1058 2841,1058 2841,0 0,0">
          <text:p/>
        </draw:polyline>
        <draw:polyline draw:style-name="gr16" draw:text-style-name="P1" draw:layer="layout" svg:width="5.2cm" svg:height="0.495cm" svg:x="41.355cm" svg:y="3.11cm" svg:viewBox="0 0 5201 496" draw:points="0,496 0,0 5201,0 5201,301">
          <text:p/>
        </draw:polyline>
        <draw:polyline draw:style-name="gr16" draw:text-style-name="P1" draw:layer="layout" svg:width="5.25cm" svg:height="1.33cm" svg:x="41.355cm" svg:y="5.055cm" svg:viewBox="0 0 5251 1331" draw:points="5251,1056 5251,1331 0,1331 0,0">
          <text:p/>
        </draw:polyline>
        <draw:frame draw:style-name="gr8" draw:text-style-name="P1" draw:layer="layout" svg:width="4.25cm" svg:height="0.706cm" svg:x="42cm" svg:y="5.795cm">
          <draw:text-box>
            <text:p text:style-name="P2"><text:span text:style-name="T7">white button</text:span></text:p>
          </draw:text-box>
        </draw:frame>
        <draw:frame draw:style-name="gr17" draw:text-style-name="P1" draw:layer="layout" svg:width="0.651cm" svg:height="0.542cm" svg:x="44.605cm" svg:y="3.413cm">
          <draw:text-box>
            <text:p text:style-name="P2"><text:span text:style-name="T6">vcc</text:span></text:p>
          </draw:text-box>
        </draw:frame>
        <draw:frame draw:style-name="gr17" draw:text-style-name="P1" draw:layer="layout" svg:width="0.651cm" svg:height="0.542cm" svg:x="44.605cm" svg:y="4.904cm">
          <draw:text-box>
            <text:p text:style-name="P2"><text:span text:style-name="T6">gnd</text:span></text:p>
          </draw:text-box>
        </draw:frame>
        <draw:polyline draw:style-name="gr4" draw:text-style-name="P1" draw:layer="layout" svg:width="4.612cm" svg:height="0.184cm" svg:x="41.535cm" svg:y="3.805cm" svg:viewBox="0 0 4613 185" draw:points="0,185 2071,185 2071,0 4613,0">
          <text:p/>
        </draw:polyline>
        <draw:g>
          <draw:polygon draw:style-name="gr6" draw:text-style-name="P3" draw:layer="layout" svg:width="0.1cm" svg:height="1.454cm" svg:x="28.83cm" svg:y="7.159cm" svg:viewBox="0 0 101 1455" draw:points="0,1455 101,1455 101,0 0,0">
            <text:p/>
          </draw:polygon>
          <draw:polygon draw:style-name="gr7" draw:text-style-name="P1" draw:layer="layout" svg:width="0.1cm" svg:height="1.454cm" svg:x="28.83cm" svg:y="7.159cm" svg:viewBox="0 0 101 1455" draw:points="0,1455 101,1455 101,0 0,0">
            <text:p/>
          </draw:polygon>
        </draw:g>
        <draw:g>
          <draw:polygon draw:style-name="gr6" draw:text-style-name="P3" draw:layer="layout" svg:width="0.1cm" svg:height="1.454cm" svg:x="29.03cm" svg:y="7.159cm" svg:viewBox="0 0 101 1455" draw:points="0,1455 101,1455 101,0 0,0">
            <text:p/>
          </draw:polygon>
          <draw:polygon draw:style-name="gr7" draw:text-style-name="P1" draw:layer="layout" svg:width="0.1cm" svg:height="1.454cm" svg:x="29.03cm" svg:y="7.159cm" svg:viewBox="0 0 101 1455" draw:points="0,1455 101,1455 101,0 0,0">
            <text:p/>
          </draw:polygon>
        </draw:g>
        <draw:frame draw:style-name="gr8" draw:text-style-name="P1" draw:layer="layout" svg:width="0.98cm" svg:height="0.963cm" svg:x="28.45cm" svg:y="6.278cm">
          <draw:text-box>
            <text:p text:style-name="P2"><text:span text:style-name="T3">RCA</text:span></text:p>
            <text:p text:style-name="P2"><text:span text:style-name="T3">2pin</text:span></text:p>
          </draw:text-box>
        </draw:frame>
        <draw:frame draw:style-name="gr5" draw:text-style-name="P1" draw:layer="layout" svg:width="1.8cm" svg:height="0.704cm" svg:x="28.9cm" svg:y="6.447cm">
          <draw:text-box>
            <text:p text:style-name="P2"><text:span text:style-name="T4">(black)</text:span></text:p>
          </draw:text-box>
        </draw:frame>
        <draw:polyline draw:style-name="gr4" draw:text-style-name="P1" draw:layer="layout" svg:width="2.93cm" svg:height="0.023cm" svg:x="25.9cm" svg:y="7.36cm" svg:viewBox="0 0 2931 24" draw:points="2931,24 2744,24 2744,0 0,0">
          <text:p/>
        </draw:polyline>
        <draw:g>
          <draw:g>
            <draw:polygon draw:style-name="gr6" draw:text-style-name="P3" draw:layer="layout" svg:width="1.2cm" svg:height="0.4cm" svg:x="24.7cm" svg:y="7.11cm" svg:viewBox="0 0 1201 401" draw:points="0,401 1201,401 1201,0 0,0">
              <text:p/>
            </draw:polygon>
            <draw:polygon draw:style-name="gr12" draw:text-style-name="P1" draw:layer="layout" svg:width="1.2cm" svg:height="0.4cm" svg:x="24.7cm" svg:y="7.11cm" svg:viewBox="0 0 1201 401" draw:points="0,401 1201,401 1201,0 0,0">
              <text:p/>
            </draw:polygon>
          </draw:g>
          <draw:frame draw:style-name="gr13" draw:text-style-name="P1" draw:layer="layout" svg:width="1.2cm" svg:height="0.623cm" svg:x="24.7cm" svg:y="6.998cm">
            <draw:text-box>
              <text:p text:style-name="P2"><text:span text:style-name="T3">10 кОм</text:span></text:p>
            </draw:text-box>
          </draw:frame>
        </draw:g>
        <draw:line draw:style-name="gr12" draw:text-style-name="P1" draw:layer="layout" svg:x1="28.299cm" svg:y1="7.76cm" svg:x2="27.7cm" svg:y2="7.76cm">
          <text:p/>
        </draw:line>
        <draw:line draw:style-name="gr12" draw:text-style-name="P1" draw:layer="layout" svg:x1="28.299cm" svg:y1="7.86cm" svg:x2="27.7cm" svg:y2="7.86cm">
          <text:p/>
        </draw:line>
        <draw:line draw:style-name="gr19" draw:text-style-name="P1" draw:layer="layout" svg:x1="28cm" svg:y1="7.86cm" svg:x2="28cm" svg:y2="8.109cm">
          <text:p/>
        </draw:line>
        <draw:line draw:style-name="gr19" draw:text-style-name="P1" draw:layer="layout" svg:x1="28cm" svg:y1="7.759cm" svg:x2="28cm" svg:y2="7.51cm">
          <text:p/>
        </draw:line>
        <draw:polygon draw:style-name="gr4" draw:text-style-name="P1" draw:layer="layout" svg:width="0cm" svg:height="0cm" svg:x="28cm" svg:y="7.51cm" svg:viewBox="0 0 0 0" draw:points="0,0">
          <text:p/>
        </draw:polygon>
        <draw:polygon draw:style-name="gr4" draw:text-style-name="P1" draw:layer="layout" svg:width="0cm" svg:height="0cm" svg:x="28cm" svg:y="8.11cm" svg:viewBox="0 0 0 0" draw:points="0,0">
          <text:p/>
        </draw:polygon>
        <draw:frame draw:style-name="gr5" draw:text-style-name="P1" draw:layer="layout" svg:width="1.1cm" svg:height="0.623cm" svg:x="26.6cm" svg:y="7.476cm">
          <draw:text-box>
            <text:p text:style-name="P2"><text:span text:style-name="T3">1 мкФ</text:span></text:p>
          </draw:text-box>
        </draw:frame>
        <draw:line draw:style-name="gr4" draw:text-style-name="P1" draw:layer="layout" svg:x1="28cm" svg:y1="7.509cm" svg:x2="28cm" svg:y2="7.36cm">
          <text:p/>
        </draw:line>
        <draw:line draw:style-name="gr4" draw:text-style-name="P1" draw:layer="layout" svg:x1="28cm" svg:y1="8.11cm" svg:x2="28cm" svg:y2="8.389cm">
          <text:p/>
        </draw:line>
        <draw:g>
          <draw:polygon draw:style-name="gr6" draw:text-style-name="P3" draw:layer="layout" svg:width="0.1cm" svg:height="1.454cm" svg:x="28.78cm" svg:y="4.36cm" svg:viewBox="0 0 101 1455" draw:points="0,1455 101,1455 101,0 0,0">
            <text:p/>
          </draw:polygon>
          <draw:polygon draw:style-name="gr7" draw:text-style-name="P1" draw:layer="layout" svg:width="0.1cm" svg:height="1.454cm" svg:x="28.78cm" svg:y="4.36cm" svg:viewBox="0 0 101 1455" draw:points="0,1455 101,1455 101,0 0,0">
            <text:p/>
          </draw:polygon>
        </draw:g>
        <draw:g>
          <draw:polygon draw:style-name="gr6" draw:text-style-name="P3" draw:layer="layout" svg:width="0.1cm" svg:height="1.454cm" svg:x="28.98cm" svg:y="4.36cm" svg:viewBox="0 0 101 1455" draw:points="0,1455 101,1455 101,0 0,0">
            <text:p/>
          </draw:polygon>
          <draw:polygon draw:style-name="gr7" draw:text-style-name="P1" draw:layer="layout" svg:width="0.1cm" svg:height="1.454cm" svg:x="28.98cm" svg:y="4.36cm" svg:viewBox="0 0 101 1455" draw:points="0,1455 101,1455 101,0 0,0">
            <text:p/>
          </draw:polygon>
        </draw:g>
        <draw:frame draw:style-name="gr8" draw:text-style-name="P1" draw:layer="layout" svg:width="0.98cm" svg:height="0.963cm" svg:x="28.4cm" svg:y="3.478cm">
          <draw:text-box>
            <text:p text:style-name="P2"><text:span text:style-name="T3">RCA</text:span></text:p>
            <text:p text:style-name="P2"><text:span text:style-name="T3">2pin</text:span></text:p>
          </draw:text-box>
        </draw:frame>
        <draw:frame draw:style-name="gr5" draw:text-style-name="P1" draw:layer="layout" svg:width="1.4cm" svg:height="0.704cm" svg:x="29.1cm" svg:y="3.658cm">
          <draw:text-box>
            <text:p text:style-name="P2"><text:span text:style-name="T4">(white)</text:span></text:p>
          </draw:text-box>
        </draw:frame>
        <draw:polyline draw:style-name="gr4" draw:text-style-name="P1" draw:layer="layout" svg:width="2.93cm" svg:height="0.023cm" svg:x="25.85cm" svg:y="4.56cm" svg:viewBox="0 0 2931 24" draw:points="2931,24 2744,24 2744,0 0,0">
          <text:p/>
        </draw:polyline>
        <draw:g>
          <draw:g>
            <draw:polygon draw:style-name="gr6" draw:text-style-name="P3" draw:layer="layout" svg:width="1.2cm" svg:height="0.4cm" svg:x="24.65cm" svg:y="4.31cm" svg:viewBox="0 0 1201 401" draw:points="0,401 1201,401 1201,0 0,0">
              <text:p/>
            </draw:polygon>
            <draw:polygon draw:style-name="gr12" draw:text-style-name="P1" draw:layer="layout" svg:width="1.2cm" svg:height="0.4cm" svg:x="24.65cm" svg:y="4.31cm" svg:viewBox="0 0 1201 401" draw:points="0,401 1201,401 1201,0 0,0">
              <text:p/>
            </draw:polygon>
          </draw:g>
          <draw:frame draw:style-name="gr13" draw:text-style-name="P1" draw:layer="layout" svg:width="1.2cm" svg:height="0.623cm" svg:x="24.65cm" svg:y="4.198cm">
            <draw:text-box>
              <text:p text:style-name="P2"><text:span text:style-name="T3">10 кОм</text:span></text:p>
            </draw:text-box>
          </draw:frame>
        </draw:g>
        <draw:line draw:style-name="gr12" draw:text-style-name="P1" draw:layer="layout" svg:x1="28.249cm" svg:y1="4.96cm" svg:x2="27.65cm" svg:y2="4.96cm">
          <text:p/>
        </draw:line>
        <draw:line draw:style-name="gr12" draw:text-style-name="P1" draw:layer="layout" svg:x1="28.249cm" svg:y1="5.06cm" svg:x2="27.65cm" svg:y2="5.06cm">
          <text:p/>
        </draw:line>
        <draw:line draw:style-name="gr19" draw:text-style-name="P1" draw:layer="layout" svg:x1="27.95cm" svg:y1="5.06cm" svg:x2="27.95cm" svg:y2="5.309cm">
          <text:p/>
        </draw:line>
        <draw:line draw:style-name="gr19" draw:text-style-name="P1" draw:layer="layout" svg:x1="27.95cm" svg:y1="4.959cm" svg:x2="27.95cm" svg:y2="4.71cm">
          <text:p/>
        </draw:line>
        <draw:polygon draw:style-name="gr4" draw:text-style-name="P1" draw:layer="layout" svg:width="0cm" svg:height="0cm" svg:x="27.95cm" svg:y="4.71cm" svg:viewBox="0 0 0 0" draw:points="0,0">
          <text:p/>
        </draw:polygon>
        <draw:polygon draw:style-name="gr4" draw:text-style-name="P1" draw:layer="layout" svg:width="0cm" svg:height="0cm" svg:x="27.95cm" svg:y="5.31cm" svg:viewBox="0 0 0 0" draw:points="0,0">
          <text:p/>
        </draw:polygon>
        <draw:frame draw:style-name="gr5" draw:text-style-name="P1" draw:layer="layout" svg:width="1.1cm" svg:height="0.623cm" svg:x="26.55cm" svg:y="4.676cm">
          <draw:text-box>
            <text:p text:style-name="P2"><text:span text:style-name="T3">1 мкФ</text:span></text:p>
          </draw:text-box>
        </draw:frame>
        <draw:line draw:style-name="gr4" draw:text-style-name="P1" draw:layer="layout" svg:x1="27.95cm" svg:y1="4.709cm" svg:x2="27.95cm" svg:y2="4.56cm">
          <text:p/>
        </draw:line>
        <draw:line draw:style-name="gr4" draw:text-style-name="P1" draw:layer="layout" svg:x1="27.95cm" svg:y1="5.31cm" svg:x2="27.95cm" svg:y2="5.589cm">
          <text:p/>
        </draw:line>
        <draw:path draw:style-name="gr4" draw:text-style-name="P1" draw:layer="layout" svg:width="5.699cm" svg:height="0.179cm" svg:x="23.131cm" svg:y="10.91cm" svg:viewBox="0 0 5700 180" svg:d="M0 0v180h1073c0-15 4-29 11-42 8-13 18-23 31-31 13-7 27-11 42-11 14 0 29 4 41 11 13 8 24 18 31 31s11 27 11 42h4460">
          <text:p/>
        </draw:path>
        <draw:polyline draw:style-name="gr15" draw:text-style-name="P1" draw:layer="layout" svg:width="12.155cm" svg:height="0.596cm" svg:x="29.08cm" svg:y="3.988cm" svg:viewBox="0 0 12156 597" draw:points="0,597 7171,597 7171,0 12156,0">
          <text:p/>
        </draw:polyline>
        <draw:polyline draw:style-name="gr15" draw:text-style-name="P1" draw:layer="layout" svg:width="12.155cm" svg:height="1.348cm" svg:x="29.08cm" svg:y="4.241cm" svg:viewBox="0 0 12156 1349" draw:points="0,1349 2245,1349 2245,855 8984,855 8984,0 12156,0">
          <text:p/>
        </draw:polyline>
        <draw:path draw:style-name="gr15" draw:text-style-name="P1" draw:layer="layout" svg:width="4.57cm" svg:height="0.844cm" svg:x="29.13cm" svg:y="6.539cm" svg:viewBox="0 0 4571 845" svg:d="M0 845h894c0-15 4-29 11-42 8-13 18-23 31-30 13-8 27-12 42-12 14 0 29 4 41 12 13 7 24 17 31 30s11 27 11 42h2760v-845h750">
          <text:p/>
        </draw:path>
        <draw:polyline draw:style-name="gr15" draw:text-style-name="P1" draw:layer="layout" svg:width="4.57cm" svg:height="1.597cm" svg:x="29.13cm" svg:y="6.792cm" svg:viewBox="0 0 4571 1598" draw:points="0,1598 4196,1598 4196,0 4571,0">
          <text:p/>
        </draw:polyline>
        <draw:line draw:style-name="gr4" draw:text-style-name="P1" draw:layer="layout" svg:x1="24.649cm" svg:y1="4.56cm" svg:x2="24.287cm" svg:y2="4.56cm">
          <text:p/>
        </draw:line>
        <draw:line draw:style-name="gr4" draw:text-style-name="P1" draw:layer="layout" svg:x1="24.699cm" svg:y1="7.36cm" svg:x2="24.287cm" svg:y2="7.36cm">
          <text:p/>
        </draw:line>
        <draw:path draw:style-name="gr4" draw:text-style-name="P1" draw:layer="layout" svg:width="5.699cm" svg:height="0.148cm" svg:x="23.131cm" svg:y="8.243cm" svg:viewBox="0 0 5700 149" svg:d="M5700 149l-4460-63v-1c0-15-4-29-11-42s-18-24-31-31c-12-8-27-12-41-12-15 0-29 4-42 12-13 7-23 18-31 31-7 12-11 27-11 41l-1073-15">
          <text:p/>
        </draw:path>
        <draw:path draw:style-name="gr4" draw:text-style-name="P1" draw:layer="layout" svg:width="5.649cm" svg:height="0.108cm" svg:x="23.131cm" svg:y="5.483cm" svg:viewBox="0 0 5650 109" svg:d="M5650 109l-4410-23c0-1 0-1 0-1 0-15-4-30-11-42-7-13-18-24-31-32-12-7-27-11-41-11-15 0-29 4-42 11-13 8-23 19-31 32-7 12-11 27-11 42l-1073-6">
          <text:p/>
        </draw:path>
        <draw:path draw:style-name="gr4" draw:text-style-name="P1" draw:layer="layout" svg:width="8cm" svg:height="3.823cm" svg:x="19cm" svg:y="11.776cm" svg:viewBox="0 0 8001 3824" svg:d="M8001 1035v-951h-2630c0-15-4-29-11-41-8-13-18-24-31-31-12-7-27-11-41-11-15 0-29 4-42 11-12 7-23 18-30 31-8 12-11 26-11 41h-990c0-15-4-29-12-42-7-12-18-23-30-30-13-8-27-12-42-12s-29 4-42 12c-12 7-23 18-30 30-8 13-11 27-11 42h-3861v3740h-187">
          <text:p/>
        </draw:path>
        <draw:polyline draw:style-name="gr1" draw:text-style-name="P1" draw:layer="layout" svg:width="0.908cm" svg:height="0.408cm" svg:x="4.042cm" svg:y="21.3cm" svg:viewBox="0 0 909 409" draw:points="909,0 320,0 0,409">
          <text:p/>
        </draw:polyline>
        <draw:line draw:style-name="gr1" draw:text-style-name="P1" draw:layer="layout" svg:x1="3.949cm" svg:y1="21.3cm" svg:x2="3.45cm" svg:y2="21.3cm">
          <text:p/>
        </draw:line>
        <draw:line draw:style-name="gr1" draw:text-style-name="P1" draw:layer="layout" svg:x1="4.95cm" svg:y1="21.3cm" svg:x2="4.95cm" svg:y2="20.8cm">
          <text:p/>
        </draw:line>
        <draw:line draw:style-name="gr1" draw:text-style-name="P1" draw:layer="layout" svg:x1="3.45cm" svg:y1="21.3cm" svg:x2="3.45cm" svg:y2="20.8cm">
          <text:p/>
        </draw:line>
        <draw:frame draw:style-name="gr8" draw:text-style-name="P1" draw:layer="layout" svg:width="2.481cm" svg:height="0.706cm" svg:x="2.719cm" svg:y="21.694cm">
          <draw:text-box>
            <text:p text:style-name="P2"><text:span text:style-name="T8">(reset)</text:span></text:p>
          </draw:text-box>
        </draw:frame>
        <draw:polyline draw:style-name="gr4" draw:text-style-name="P1" draw:layer="layout" svg:width="2.34cm" svg:height="4.855cm" svg:x="3.45cm" svg:y="15.945cm" svg:viewBox="0 0 2341 4856" draw:points="1314,0 2341,0 2341,1430 0,1430 0,4856">
          <text:p/>
        </draw:polyline>
        <draw:frame draw:style-name="gr5" draw:text-style-name="P1" draw:layer="layout" svg:width="1cm" svg:height="0.704cm" svg:x="4.75cm" svg:y="15.397cm">
          <draw:text-box>
            <text:p text:style-name="P2"><text:span text:style-name="T4">RST</text:span></text:p>
          </draw:text-box>
        </draw:frame>
        <draw:polyline draw:style-name="gr4" draw:text-style-name="P1" draw:layer="layout" svg:width="5.75cm" svg:height="4.505cm" svg:x="6.25cm" svg:y="6.945cm" svg:viewBox="0 0 5751 4506" draw:points="5751,4506 5751,0 0,0">
          <text:p/>
        </draw:polyline>
        <draw:polyline draw:style-name="gr4" draw:text-style-name="P1" draw:layer="layout" svg:width="18.368cm" svg:height="5.255cm" svg:x="4.763cm" svg:y="14.945cm" svg:viewBox="0 0 18369 5256" draw:points="0,0 1636,0 1636,5256 14038,5256 14038,4866 18369,4866">
          <text:p/>
        </draw:polyline>
        <draw:path draw:style-name="gr4" draw:text-style-name="P1" draw:layer="layout" svg:width="3.4cm" svg:height="6.36cm" svg:x="18cm" svg:y="13.45cm" svg:viewBox="0 0 3401 6361" svg:d="M0 0v949h1104c0-14 4-29 11-41 8-13 18-23 31-31 12-7 27-11 41-11 15 0 29 4 42 11 12 8 23 18 30 31 8 12 11 27 11 41h2131v5412">
          <text:p/>
        </draw:path>
        <draw:polyline draw:style-name="gr4" draw:text-style-name="P1" draw:layer="layout" svg:width="0.083cm" svg:height="1.428cm" svg:x="8.917cm" svg:y="18.772cm" svg:viewBox="0 0 84 1429" draw:points="84,0 84,1429 0,1429">
          <text:p/>
        </draw:polyline>
        <draw:polyline draw:style-name="gr4" draw:text-style-name="P1" draw:layer="layout" svg:width="1.45cm" svg:height="1.8cm" svg:x="4.95cm" svg:y="19cm" svg:viewBox="0 0 1451 1801" draw:points="1451,1201 1451,0 0,0 0,1801">
          <text:p/>
        </draw:polyline>
        <draw:line draw:style-name="gr14" draw:text-style-name="P1" draw:layer="layout" svg:x1="29cm" svg:y1="0.8cm" svg:x2="29cm" svg:y2="3.2cm">
          <text:p/>
        </draw:line>
        <draw:line draw:style-name="gr14" draw:text-style-name="P1" draw:layer="layout" svg:x1="5.6cm" svg:y1="21.294cm" svg:x2="29cm" svg:y2="21.294cm">
          <text:p/>
        </draw:line>
        <draw:line draw:style-name="gr14" draw:text-style-name="P1" draw:layer="layout" svg:x1="29cm" svg:y1="20.2cm" svg:x2="29cm" svg:y2="21.294cm">
          <text:p/>
        </draw:line>
        <draw:frame draw:style-name="gr8" draw:text-style-name="P1" draw:layer="layout" svg:width="4.25cm" svg:height="0.706cm" svg:x="34.125cm" svg:y="8.397cm">
          <draw:text-box>
            <text:p text:style-name="P2"><text:span text:style-name="T7">black button</text:span></text:p>
          </draw:text-box>
        </draw:frame>
        <draw:frame draw:style-name="gr8" draw:text-style-name="P1" draw:layer="layout" svg:width="4.25cm" svg:height="0.706cm" svg:x="42.25cm" svg:y="11.75cm">
          <draw:text-box>
            <text:p text:style-name="P2"><text:span text:style-name="T7">red button</text:span></text:p>
          </draw:text-box>
        </draw:frame>
        <draw:frame draw:style-name="gr8" draw:text-style-name="P1" draw:layer="layout" svg:width="4.25cm" svg:height="0.706cm" svg:x="34.25cm" svg:y="14.397cm">
          <draw:text-box>
            <text:p text:style-name="P2"><text:span text:style-name="T7">green button</text:span></text:p>
          </draw:text-box>
        </draw:frame>
        <draw:frame draw:style-name="gr8" draw:text-style-name="P1" draw:layer="layout" svg:width="4.25cm" svg:height="0.706cm" svg:x="41.625cm" svg:y="18.397cm">
          <draw:text-box>
            <text:p text:style-name="P2"><text:span text:style-name="T7">blue button</text:span></text:p>
          </draw:text-box>
        </draw:frame>
        <draw:frame draw:style-name="gr8" draw:text-style-name="P1" draw:layer="layout" svg:width="4.25cm" svg:height="0.706cm" svg:x="34.375cm" svg:y="21.147cm">
          <draw:text-box>
            <text:p text:style-name="P2"><text:span text:style-name="T7">yellow button</text:span></text:p>
          </draw:text-box>
        </draw:frame>
        <draw:polyline draw:style-name="gr4" draw:text-style-name="P1" draw:layer="layout" svg:width="0.05cm" svg:height="10.055cm" svg:x="7.45cm" svg:y="6.945cm" svg:viewBox="0 0 51 10056" draw:points="0,10056 0,0 51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5f_0" draw:display-name="Dash_0" draw:style="round" draw:dots1="1" draw:dots1-length="600%" draw:dots2="1" draw:dots2-length="600%" draw:distance="300%"/>
    <draw:stroke-dash draw:name="Dash_5f_1" draw:display-name="Dash_1" draw:style="round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8.13cm" fo:page-height="40.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4-15T10:59:02Z</dc:date>
    <meta:creation-date>2025-04-15T10:59:02Z</meta:creation-date>
    <meta:generator>LibreOffice/7.4.3.2$Windows_X86_64 LibreOffice_project/1048a8393ae2eeec98dff31b5c133c5f1d08b890</meta:generator>
    <meta:document-statistic meta:object-count="419"/>
  </office:meta>
</office:document-meta>
</file>